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6">
            <text:p>1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03">
            <text:p>20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1">
            <text:p>28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314">
            <text:p>1531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5952">
            <text:p>1595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506">
            <text:p>1650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3">
            <text:p>2021-02-1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24)">
            <text:p>(0.93 - 1.2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1">
            <text:p>1.2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0786">
            <text:p>10786</text:p>
          </table:table-cell>
          <table:table-cell office:value-type="float" office:value="18267">
            <text:p>18267</text:p>
          </table:table-cell>
          <table:table-cell office:value-type="float" office:value="29087">
            <text:p>29087</text:p>
          </table:table-cell>
          <table:table-cell office:value-type="float" office:value="-510.75">
            <text:p>-510.75</text:p>
          </table:table-cell>
          <table:table-cell office:value-type="float" office:value="-729.25">
            <text:p>-729.25</text:p>
          </table:table-cell>
          <table:table-cell office:value-type="float" office:value="149.375">
            <text:p>149.375</text:p>
          </table:table-cell>
          <table:table-cell office:value-type="float" office:value="-0.0473530502503245">
            <text:p>-0.0473530503</text:p>
          </table:table-cell>
          <table:table-cell office:value-type="float" office:value="-0.0399217167569935">
            <text:p>-0.0399217168</text:p>
          </table:table-cell>
          <table:table-cell office:value-type="float" office:value="0.00513545570185994">
            <text:p>0.0051354557</text:p>
          </table:table-cell>
          <table:table-cell office:value-type="float" office:value="0.838659254405163">
            <text:p>0.8386592544</text:p>
          </table:table-cell>
          <table:table-cell office:value-type="float" office:value="0.863397728549421">
            <text:p>0.8633977285</text:p>
          </table:table-cell>
          <table:table-cell office:value-type="float" office:value="1.01802578585083">
            <text:p>1.0180257859</text:p>
          </table:table-cell>
          <table:table-cell office:value-type="float" office:value="-14.2884814722236">
            <text:p>-14.2884814722</text:p>
          </table:table-cell>
          <table:table-cell office:value-type="float" office:value="-17.0137328605906">
            <text:p>-17.0137328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232">
            <text:p>11232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28.875">
            <text:p>-228.87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03770477207977">
            <text:p>-0.020377047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929494172161887">
            <text:p>0.9294941722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33.6683120894081">
            <text:p>-33.6683120894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846">
            <text:p>11846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169.5">
            <text:p>-169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43086273847712">
            <text:p>-0.0143086274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50321088315868">
            <text:p>0.9503210883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124">
            <text:p>11124</text:p>
          </table:table-cell>
          <table:table-cell office:value-type="float" office:value="16082">
            <text:p>16082</text:p>
          </table:table-cell>
          <table:table-cell office:value-type="float" office:value="24844">
            <text:p>24844</text:p>
          </table:table-cell>
          <table:table-cell office:value-type="float" office:value="-275.25">
            <text:p>-275.25</text:p>
          </table:table-cell>
          <table:table-cell office:value-type="float" office:value="-7.75">
            <text:p>-7.75</text:p>
          </table:table-cell>
          <table:table-cell office:value-type="float" office:value="-1347.75">
            <text:p>-1347.75</text:p>
          </table:table-cell>
          <table:table-cell office:value-type="float" office:value="-0.0247437971952535">
            <text:p>-0.0247437972</text:p>
          </table:table-cell>
          <table:table-cell office:value-type="float" office:value="-0.000481905235667206">
            <text:p>-0.0004819052</text:p>
          </table:table-cell>
          <table:table-cell office:value-type="float" office:value="-0.0542485107068105">
            <text:p>-0.0542485107</text:p>
          </table:table-cell>
          <table:table-cell office:value-type="float" office:value="0.914596730595907">
            <text:p>0.9145967306</text:p>
          </table:table-cell>
          <table:table-cell office:value-type="float" office:value="0.998313786851171">
            <text:p>0.9983137869</text:p>
          </table:table-cell>
          <table:table-cell office:value-type="float" office:value="0.815898298317421">
            <text:p>0.8158982983</text:p>
          </table:table-cell>
          <table:table-cell office:value-type="float" office:value="-27.6649464408281">
            <text:p>-27.6649464408</text:p>
          </table:table-cell>
          <table:table-cell office:value-type="float" office:value="0">
            <text:p>0</text:p>
          </table:table-cell>
          <table:table-cell office:value-type="float" office:value="-12.4274621815512">
            <text:p>-12.42746218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1846">
            <text:p>11846</text:p>
          </table:table-cell>
          <table:table-cell office:value-type="float" office:value="15392">
            <text:p>15392</text:p>
          </table:table-cell>
          <table:table-cell office:value-type="float" office:value="22490">
            <text:p>22490</text:p>
          </table:table-cell>
          <table:table-cell office:value-type="float" office:value="-169.5">
            <text:p>-169.5</text:p>
          </table:table-cell>
          <table:table-cell office:value-type="float" office:value="-83.5">
            <text:p>-83.5</text:p>
          </table:table-cell>
          <table:table-cell office:value-type="float" office:value="-1329.125">
            <text:p>-1329.125</text:p>
          </table:table-cell>
          <table:table-cell office:value-type="float" office:value="-0.0143086273847712">
            <text:p>-0.0143086274</text:p>
          </table:table-cell>
          <table:table-cell office:value-type="float" office:value="-0.00542489604989605">
            <text:p>-0.005424896</text:p>
          </table:table-cell>
          <table:table-cell office:value-type="float" office:value="-0.0590984882169853">
            <text:p>-0.0590984882</text:p>
          </table:table-cell>
          <table:table-cell office:value-type="float" office:value="0.950321088315868">
            <text:p>0.9503210883</text:p>
          </table:table-cell>
          <table:table-cell office:value-type="float" office:value="0.981070545639782">
            <text:p>0.9810705456</text:p>
          </table:table-cell>
          <table:table-cell office:value-type="float" office:value="0.800000848607236">
            <text:p>0.800000848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378586644775">
            <text:p>-11.378586644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1226">
            <text:p>11226</text:p>
          </table:table-cell>
          <table:table-cell office:value-type="float" office:value="14512">
            <text:p>14512</text:p>
          </table:table-cell>
          <table:table-cell office:value-type="float" office:value="19990">
            <text:p>19990</text:p>
          </table:table-cell>
          <table:table-cell office:value-type="float" office:value="42.25">
            <text:p>42.25</text:p>
          </table:table-cell>
          <table:table-cell office:value-type="float" office:value="-64.125">
            <text:p>-64.125</text:p>
          </table:table-cell>
          <table:table-cell office:value-type="float" office:value="-63.5">
            <text:p>-63.5</text:p>
          </table:table-cell>
          <table:table-cell office:value-type="float" office:value="0.00376358453589881">
            <text:p>0.0037635845</text:p>
          </table:table-cell>
          <table:table-cell office:value-type="float" office:value="-0.00441875689084895">
            <text:p>-0.0044187569</text:p>
          </table:table-cell>
          <table:table-cell office:value-type="float" office:value="-0.00317658829414707">
            <text:p>-0.0031765883</text:p>
          </table:table-cell>
          <table:table-cell office:value-type="float" office:value="1.01320030843002">
            <text:p>1.0132003084</text:p>
          </table:table-cell>
          <table:table-cell office:value-type="float" office:value="0.984572620690451">
            <text:p>0.9845726207</text:p>
          </table:table-cell>
          <table:table-cell office:value-type="float" office:value="0.988901718768339">
            <text:p>0.98890171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684">
            <text:p>10684</text:p>
          </table:table-cell>
          <table:table-cell office:value-type="float" office:value="14242">
            <text:p>14242</text:p>
          </table:table-cell>
          <table:table-cell office:value-type="float" office:value="21430">
            <text:p>21430</text:p>
          </table:table-cell>
          <table:table-cell office:value-type="float" office:value="-445.75">
            <text:p>-445.75</text:p>
          </table:table-cell>
          <table:table-cell office:value-type="float" office:value="-31.5">
            <text:p>-31.5</text:p>
          </table:table-cell>
          <table:table-cell office:value-type="float" office:value="39.875">
            <text:p>39.875</text:p>
          </table:table-cell>
          <table:table-cell office:value-type="float" office:value="-0.0417212654436541">
            <text:p>-0.0417212654</text:p>
          </table:table-cell>
          <table:table-cell office:value-type="float" office:value="-0.00221176801011094">
            <text:p>-0.002211768</text:p>
          </table:table-cell>
          <table:table-cell office:value-type="float" office:value="0.0018607092860476">
            <text:p>0.0018607093</text:p>
          </table:table-cell>
          <table:table-cell office:value-type="float" office:value="0.857387272368042">
            <text:p>0.8573872724</text:p>
          </table:table-cell>
          <table:table-cell office:value-type="float" office:value="0.992268400123364">
            <text:p>0.9922684001</text:p>
          </table:table-cell>
          <table:table-cell office:value-type="float" office:value="1.0065192684897">
            <text:p>1.0065192685</text:p>
          </table:table-cell>
          <table:table-cell office:value-type="float" office:value="-16.2647270007118">
            <text:p>-16.264727000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608">
            <text:p>608</text:p>
          </table:table-cell>
          <table:table-cell office:value-type="float" office:value="11082">
            <text:p>11082</text:p>
          </table:table-cell>
          <table:table-cell office:value-type="float" office:value="14244">
            <text:p>14244</text:p>
          </table:table-cell>
          <table:table-cell office:value-type="float" office:value="21663">
            <text:p>21663</text:p>
          </table:table-cell>
          <table:table-cell office:value-type="float" office:value="-67">
            <text:p>-67</text:p>
          </table:table-cell>
          <table:table-cell office:value-type="float" office:value="-245.5">
            <text:p>-245.5</text:p>
          </table:table-cell>
          <table:table-cell office:value-type="float" office:value="-81.625">
            <text:p>-81.625</text:p>
          </table:table-cell>
          <table:table-cell office:value-type="float" office:value="-0.00604584010106479">
            <text:p>-0.0060458401</text:p>
          </table:table-cell>
          <table:table-cell office:value-type="float" office:value="-0.0172353271552935">
            <text:p>-0.0172353272</text:p>
          </table:table-cell>
          <table:table-cell office:value-type="float" office:value="-0.00376794534459678">
            <text:p>-0.0037679453</text:p>
          </table:table-cell>
          <table:table-cell office:value-type="float" office:value="0.978911201924027">
            <text:p>0.9789112019</text:p>
          </table:table-cell>
          <table:table-cell office:value-type="float" office:value="0.940258585700687">
            <text:p>0.9402585857</text:p>
          </table:table-cell>
          <table:table-cell office:value-type="float" office:value="0.986840018221666">
            <text:p>0.9868400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3">
            <text:p>623</text:p>
          </table:table-cell>
          <table:table-cell office:value-type="float" office:value="11314">
            <text:p>11314</text:p>
          </table:table-cell>
          <table:table-cell office:value-type="float" office:value="15143">
            <text:p>15143</text:p>
          </table:table-cell>
          <table:table-cell office:value-type="float" office:value="20667">
            <text:p>20667</text:p>
          </table:table-cell>
          <table:table-cell office:value-type="float" office:value="-99">
            <text:p>-99</text:p>
          </table:table-cell>
          <table:table-cell office:value-type="float" office:value="-109.375">
            <text:p>-109.375</text:p>
          </table:table-cell>
          <table:table-cell office:value-type="float" office:value="-162.5">
            <text:p>-162.5</text:p>
          </table:table-cell>
          <table:table-cell office:value-type="float" office:value="-0.00875022096517589">
            <text:p>-0.008750221</text:p>
          </table:table-cell>
          <table:table-cell office:value-type="float" office:value="-0.00722280921878095">
            <text:p>-0.0072228092</text:p>
          </table:table-cell>
          <table:table-cell office:value-type="float" office:value="-0.00786277640683215">
            <text:p>-0.0078627764</text:p>
          </table:table-cell>
          <table:table-cell office:value-type="float" office:value="0.969524296701086">
            <text:p>0.9695242967</text:p>
          </table:table-cell>
          <table:table-cell office:value-type="float" office:value="0.974822418921368">
            <text:p>0.9748224189</text:p>
          </table:table-cell>
          <table:table-cell office:value-type="float" office:value="0.972601456151622">
            <text:p>0.97260145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1245">
            <text:p>1245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1226">
            <text:p>11226</text:p>
          </table:table-cell>
          <table:table-cell office:value-type="float" office:value="14725">
            <text:p>14725</text:p>
          </table:table-cell>
          <table:table-cell office:value-type="float" office:value="20208">
            <text:p>20208</text:p>
          </table:table-cell>
          <table:table-cell office:value-type="float" office:value="42.25">
            <text:p>42.25</text:p>
          </table:table-cell>
          <table:table-cell office:value-type="float" office:value="-10.5">
            <text:p>-10.5</text:p>
          </table:table-cell>
          <table:table-cell office:value-type="float" office:value="33.875">
            <text:p>33.875</text:p>
          </table:table-cell>
          <table:table-cell office:value-type="float" office:value="0.00376358453589881">
            <text:p>0.0037635845</text:p>
          </table:table-cell>
          <table:table-cell office:value-type="float" office:value="-0.000713073005093379">
            <text:p>-0.000713073</text:p>
          </table:table-cell>
          <table:table-cell office:value-type="float" office:value="0.00167631631037213">
            <text:p>0.0016763163</text:p>
          </table:table-cell>
          <table:table-cell office:value-type="float" office:value="1.01320030843002">
            <text:p>1.0132003084</text:p>
          </table:table-cell>
          <table:table-cell office:value-type="float" office:value="0.99750524108947">
            <text:p>0.9975052411</text:p>
          </table:table-cell>
          <table:table-cell office:value-type="float" office:value="1.00587261475759">
            <text:p>1.00587261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1128">
            <text:p>11128</text:p>
          </table:table-cell>
          <table:table-cell office:value-type="float" office:value="15402">
            <text:p>15402</text:p>
          </table:table-cell>
          <table:table-cell office:value-type="float" office:value="21430">
            <text:p>21430</text:p>
          </table:table-cell>
          <table:table-cell office:value-type="float" office:value="-22.125">
            <text:p>-22.125</text:p>
          </table:table-cell>
          <table:table-cell office:value-type="float" office:value="-33">
            <text:p>-33</text:p>
          </table:table-cell>
          <table:table-cell office:value-type="float" office:value="39.875">
            <text:p>39.875</text:p>
          </table:table-cell>
          <table:table-cell office:value-type="float" office:value="-0.00198822789360173">
            <text:p>-0.0019882279</text:p>
          </table:table-cell>
          <table:table-cell office:value-type="float" office:value="-0.00214257888585898">
            <text:p>-0.0021425789</text:p>
          </table:table-cell>
          <table:table-cell office:value-type="float" office:value="0.0018607092860476">
            <text:p>0.0018607093</text:p>
          </table:table-cell>
          <table:table-cell office:value-type="float" office:value="0.993048950350702">
            <text:p>0.9930489504</text:p>
          </table:table-cell>
          <table:table-cell office:value-type="float" office:value="0.992509971562286">
            <text:p>0.9925099716</text:p>
          </table:table-cell>
          <table:table-cell office:value-type="float" office:value="1.0065192684897">
            <text:p>1.0065192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0960">
            <text:p>10960</text:p>
          </table:table-cell>
          <table:table-cell office:value-type="float" office:value="15294">
            <text:p>15294</text:p>
          </table:table-cell>
          <table:table-cell office:value-type="float" office:value="21673">
            <text:p>21673</text:p>
          </table:table-cell>
          <table:table-cell office:value-type="float" office:value="-52.75">
            <text:p>-52.75</text:p>
          </table:table-cell>
          <table:table-cell office:value-type="float" office:value="50.75">
            <text:p>50.75</text:p>
          </table:table-cell>
          <table:table-cell office:value-type="float" office:value="-76.125">
            <text:p>-76.125</text:p>
          </table:table-cell>
          <table:table-cell office:value-type="float" office:value="-0.00481295620437956">
            <text:p>-0.0048129562</text:p>
          </table:table-cell>
          <table:table-cell office:value-type="float" office:value="0.00331829475611351">
            <text:p>0.0033182948</text:p>
          </table:table-cell>
          <table:table-cell office:value-type="float" office:value="-0.00351243482674295">
            <text:p>-0.0035124348</text:p>
          </table:table-cell>
          <table:table-cell office:value-type="float" office:value="0.983200055797625">
            <text:p>0.9832000558</text:p>
          </table:table-cell>
          <table:table-cell office:value-type="float" office:value="1.01163561336337">
            <text:p>1.0116356134</text:p>
          </table:table-cell>
          <table:table-cell office:value-type="float" office:value="0.987730659015287">
            <text:p>0.987730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11190">
            <text:p>11190</text:p>
          </table:table-cell>
          <table:table-cell office:value-type="float" office:value="14462">
            <text:p>14462</text:p>
          </table:table-cell>
          <table:table-cell office:value-type="float" office:value="20721">
            <text:p>20721</text:p>
          </table:table-cell>
          <table:table-cell office:value-type="float" office:value="86.875">
            <text:p>86.875</text:p>
          </table:table-cell>
          <table:table-cell office:value-type="float" office:value="-118.875">
            <text:p>-118.875</text:p>
          </table:table-cell>
          <table:table-cell office:value-type="float" office:value="-156.125">
            <text:p>-156.125</text:p>
          </table:table-cell>
          <table:table-cell office:value-type="float" office:value="0.00776362823949955">
            <text:p>0.0077636282</text:p>
          </table:table-cell>
          <table:table-cell office:value-type="float" office:value="-0.00821981745263449">
            <text:p>-0.0082198175</text:p>
          </table:table-cell>
          <table:table-cell office:value-type="float" office:value="-0.00753462670720525">
            <text:p>-0.0075346267</text:p>
          </table:table-cell>
          <table:table-cell office:value-type="float" office:value="1.02729083572819">
            <text:p>1.0272908357</text:p>
          </table:table-cell>
          <table:table-cell office:value-type="float" office:value="0.97136306709773">
            <text:p>0.9713630671</text:p>
          </table:table-cell>
          <table:table-cell office:value-type="float" office:value="0.973740076900031">
            <text:p>0.973740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1178">
            <text:p>11178</text:p>
          </table:table-cell>
          <table:table-cell office:value-type="float" office:value="14437">
            <text:p>14437</text:p>
          </table:table-cell>
          <table:table-cell office:value-type="float" office:value="20208">
            <text:p>20208</text:p>
          </table:table-cell>
          <table:table-cell office:value-type="float" office:value="3.375">
            <text:p>3.375</text:p>
          </table:table-cell>
          <table:table-cell office:value-type="float" office:value="-41.25">
            <text:p>-41.25</text:p>
          </table:table-cell>
          <table:table-cell office:value-type="float" office:value="33.875">
            <text:p>33.875</text:p>
          </table:table-cell>
          <table:table-cell office:value-type="float" office:value="0.000301932367149758">
            <text:p>0.0003019324</text:p>
          </table:table-cell>
          <table:table-cell office:value-type="float" office:value="-0.00285724180924015">
            <text:p>-0.0028572418</text:p>
          </table:table-cell>
          <table:table-cell office:value-type="float" office:value="0.00167631631037213">
            <text:p>0.0016763163</text:p>
          </table:table-cell>
          <table:table-cell office:value-type="float" office:value="1.00105694196481">
            <text:p>1.001056942</text:p>
          </table:table-cell>
          <table:table-cell office:value-type="float" office:value="0.990015654775942">
            <text:p>0.9900156548</text:p>
          </table:table-cell>
          <table:table-cell office:value-type="float" office:value="1.00587261475759">
            <text:p>1.00587261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625">
            <text:p>625</text:p>
          </table:table-cell>
          <table:table-cell office:value-type="float" office:value="11005">
            <text:p>11005</text:p>
          </table:table-cell>
          <table:table-cell office:value-type="float" office:value="14322">
            <text:p>14322</text:p>
          </table:table-cell>
          <table:table-cell office:value-type="float" office:value="20745">
            <text:p>20745</text:p>
          </table:table-cell>
          <table:table-cell office:value-type="float" office:value="-259.5">
            <text:p>-259.5</text:p>
          </table:table-cell>
          <table:table-cell office:value-type="float" office:value="-52.75">
            <text:p>-52.75</text:p>
          </table:table-cell>
          <table:table-cell office:value-type="float" office:value="-43.75">
            <text:p>-43.75</text:p>
          </table:table-cell>
          <table:table-cell office:value-type="float" office:value="-0.0235801908223535">
            <text:p>-0.0235801908</text:p>
          </table:table-cell>
          <table:table-cell office:value-type="float" office:value="-0.00368314481217707">
            <text:p>-0.0036831448</text:p>
          </table:table-cell>
          <table:table-cell office:value-type="float" office:value="-0.00210894191371415">
            <text:p>-0.0021089419</text:p>
          </table:table-cell>
          <table:table-cell office:value-type="float" office:value="0.918559141904231">
            <text:p>0.9185591419</text:p>
          </table:table-cell>
          <table:table-cell office:value-type="float" office:value="0.987135581646567">
            <text:p>0.9871355816</text:p>
          </table:table-cell>
          <table:table-cell office:value-type="float" office:value="0.992627420668552">
            <text:p>0.9926274207</text:p>
          </table:table-cell>
          <table:table-cell office:value-type="float" office:value="-29.0473649099552">
            <text:p>-29.047364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09">
            <text:p>1309</text:p>
          </table:table-cell>
          <table:table-cell office:value-type="float" office:value="10960">
            <text:p>10960</text:p>
          </table:table-cell>
          <table:table-cell office:value-type="float" office:value="14246">
            <text:p>14246</text:p>
          </table:table-cell>
          <table:table-cell office:value-type="float" office:value="20633">
            <text:p>20633</text:p>
          </table:table-cell>
          <table:table-cell office:value-type="float" office:value="-52.75">
            <text:p>-52.75</text:p>
          </table:table-cell>
          <table:table-cell office:value-type="float" office:value="-308.75">
            <text:p>-308.75</text:p>
          </table:table-cell>
          <table:table-cell office:value-type="float" office:value="17.375">
            <text:p>17.375</text:p>
          </table:table-cell>
          <table:table-cell office:value-type="float" office:value="-0.00481295620437956">
            <text:p>-0.0048129562</text:p>
          </table:table-cell>
          <table:table-cell office:value-type="float" office:value="-0.021672750245683">
            <text:p>-0.0216727502</text:p>
          </table:table-cell>
          <table:table-cell office:value-type="float" office:value="0.000842097610623758">
            <text:p>0.0008420976</text:p>
          </table:table-cell>
          <table:table-cell office:value-type="float" office:value="0.983200055797625">
            <text:p>0.9832000558</text:p>
          </table:table-cell>
          <table:table-cell office:value-type="float" office:value="0.925066002022405">
            <text:p>0.925066002</text:p>
          </table:table-cell>
          <table:table-cell office:value-type="float" office:value="1.00294873152882">
            <text:p>1.0029487315</text:p>
          </table:table-cell>
          <table:table-cell office:value-type="float" office:value="0">
            <text:p>0</text:p>
          </table:table-cell>
          <table:table-cell office:value-type="float" office:value="-31.6345890768461">
            <text:p>-31.6345890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11322">
            <text:p>11322</text:p>
          </table:table-cell>
          <table:table-cell office:value-type="float" office:value="14526">
            <text:p>14526</text:p>
          </table:table-cell>
          <table:table-cell office:value-type="float" office:value="20093">
            <text:p>20093</text:p>
          </table:table-cell>
          <table:table-cell office:value-type="float" office:value="-60.625">
            <text:p>-60.625</text:p>
          </table:table-cell>
          <table:table-cell office:value-type="float" office:value="71.75">
            <text:p>71.75</text:p>
          </table:table-cell>
          <table:table-cell office:value-type="float" office:value="-203.875">
            <text:p>-203.875</text:p>
          </table:table-cell>
          <table:table-cell office:value-type="float" office:value="-0.00535461932520756">
            <text:p>-0.0053546193</text:p>
          </table:table-cell>
          <table:table-cell office:value-type="float" office:value="0.00493941897287622">
            <text:p>0.004939419</text:p>
          </table:table-cell>
          <table:table-cell office:value-type="float" office:value="-0.0101465684566765">
            <text:p>-0.0101465685</text:p>
          </table:table-cell>
          <table:table-cell office:value-type="float" office:value="0.981315029380085">
            <text:p>0.9813150294</text:p>
          </table:table-cell>
          <table:table-cell office:value-type="float" office:value="1.01733578621025">
            <text:p>1.0173357862</text:p>
          </table:table-cell>
          <table:table-cell office:value-type="float" office:value="0.964688797990467">
            <text:p>0.9646887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11254">
            <text:p>11254</text:p>
          </table:table-cell>
          <table:table-cell office:value-type="float" office:value="14696">
            <text:p>14696</text:p>
          </table:table-cell>
          <table:table-cell office:value-type="float" office:value="20418">
            <text:p>20418</text:p>
          </table:table-cell>
          <table:table-cell office:value-type="float" office:value="-33.625">
            <text:p>-33.625</text:p>
          </table:table-cell>
          <table:table-cell office:value-type="float" office:value="-348.375">
            <text:p>-348.375</text:p>
          </table:table-cell>
          <table:table-cell office:value-type="float" office:value="-323.25">
            <text:p>-323.25</text:p>
          </table:table-cell>
          <table:table-cell office:value-type="float" office:value="-0.0029878265505598">
            <text:p>-0.0029878266</text:p>
          </table:table-cell>
          <table:table-cell office:value-type="float" office:value="-0.0237054300489929">
            <text:p>-0.02370543</text:p>
          </table:table-cell>
          <table:table-cell office:value-type="float" office:value="-0.0158316191595651">
            <text:p>-0.0158316192</text:p>
          </table:table-cell>
          <table:table-cell office:value-type="float" office:value="0.989560104203733">
            <text:p>0.9895601042</text:p>
          </table:table-cell>
          <table:table-cell office:value-type="float" office:value="0.918132411759588">
            <text:p>0.9181324118</text:p>
          </table:table-cell>
          <table:table-cell office:value-type="float" office:value="0.945080587665341">
            <text:p>0.9450805877</text:p>
          </table:table-cell>
          <table:table-cell office:value-type="float" office:value="0">
            <text:p>0</text:p>
          </table:table-cell>
          <table:table-cell office:value-type="float" office:value="-28.8920577766806">
            <text:p>-28.89205777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10328">
            <text:p>10328</text:p>
          </table:table-cell>
          <table:table-cell office:value-type="float" office:value="13895">
            <text:p>13895</text:p>
          </table:table-cell>
          <table:table-cell office:value-type="float" office:value="20917">
            <text:p>20917</text:p>
          </table:table-cell>
          <table:table-cell office:value-type="float" office:value="-170.875">
            <text:p>-170.875</text:p>
          </table:table-cell>
          <table:table-cell office:value-type="float" office:value="-273.5">
            <text:p>-273.5</text:p>
          </table:table-cell>
          <table:table-cell office:value-type="float" office:value="-16.5">
            <text:p>-16.5</text:p>
          </table:table-cell>
          <table:table-cell office:value-type="float" office:value="-0.0165448295894655">
            <text:p>-0.0165448296</text:p>
          </table:table-cell>
          <table:table-cell office:value-type="float" office:value="-0.0196833393306945">
            <text:p>-0.0196833393</text:p>
          </table:table-cell>
          <table:table-cell office:value-type="float" office:value="-0.000788832050485251">
            <text:p>-0.0007888321</text:p>
          </table:table-cell>
          <table:table-cell office:value-type="float" office:value="0.942629609953714">
            <text:p>0.94262961</text:p>
          </table:table-cell>
          <table:table-cell office:value-type="float" office:value="0.931867682683096">
            <text:p>0.9318676827</text:p>
          </table:table-cell>
          <table:table-cell office:value-type="float" office:value="0.997240307445069">
            <text:p>0.9972403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830">
            <text:p>9830</text:p>
          </table:table-cell>
          <table:table-cell office:value-type="float" office:value="14252">
            <text:p>14252</text:p>
          </table:table-cell>
          <table:table-cell office:value-type="float" office:value="20633">
            <text:p>20633</text:p>
          </table:table-cell>
          <table:table-cell office:value-type="float" office:value="-161.625">
            <text:p>-161.625</text:p>
          </table:table-cell>
          <table:table-cell office:value-type="float" office:value="-308.625">
            <text:p>-308.625</text:p>
          </table:table-cell>
          <table:table-cell office:value-type="float" office:value="17.375">
            <text:p>17.375</text:p>
          </table:table-cell>
          <table:table-cell office:value-type="float" office:value="-0.016442014242116">
            <text:p>-0.0164420142</text:p>
          </table:table-cell>
          <table:table-cell office:value-type="float" office:value="-0.021654855458883">
            <text:p>-0.0216548555</text:p>
          </table:table-cell>
          <table:table-cell office:value-type="float" office:value="0.000842097610623758">
            <text:p>0.0008420976</text:p>
          </table:table-cell>
          <table:table-cell office:value-type="float" office:value="0.942982816223977">
            <text:p>0.9429828162</text:p>
          </table:table-cell>
          <table:table-cell office:value-type="float" office:value="0.925127114113202">
            <text:p>0.9251271141</text:p>
          </table:table-cell>
          <table:table-cell office:value-type="float" office:value="1.00294873152882">
            <text:p>1.0029487315</text:p>
          </table:table-cell>
          <table:table-cell office:value-type="float" office:value="0">
            <text:p>0</text:p>
          </table:table-cell>
          <table:table-cell office:value-type="float" office:value="-31.6610192516013">
            <text:p>-31.6610192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870">
            <text:p>9870</text:p>
          </table:table-cell>
          <table:table-cell office:value-type="float" office:value="13906">
            <text:p>13906</text:p>
          </table:table-cell>
          <table:table-cell office:value-type="float" office:value="19744">
            <text:p>19744</text:p>
          </table:table-cell>
          <table:table-cell office:value-type="float" office:value="-139.875">
            <text:p>-139.875</text:p>
          </table:table-cell>
          <table:table-cell office:value-type="float" office:value="-294.75">
            <text:p>-294.75</text:p>
          </table:table-cell>
          <table:table-cell office:value-type="float" office:value="-296.5">
            <text:p>-296.5</text:p>
          </table:table-cell>
          <table:table-cell office:value-type="float" office:value="-0.0141717325227964">
            <text:p>-0.0141717325</text:p>
          </table:table-cell>
          <table:table-cell office:value-type="float" office:value="-0.0211958866676255">
            <text:p>-0.0211958867</text:p>
          </table:table-cell>
          <table:table-cell office:value-type="float" office:value="-0.0150172204213938">
            <text:p>-0.0150172204</text:p>
          </table:table-cell>
          <table:table-cell office:value-type="float" office:value="0.9507925786555">
            <text:p>0.9507925787</text:p>
          </table:table-cell>
          <table:table-cell office:value-type="float" office:value="0.926694957262099">
            <text:p>0.9266949573</text:p>
          </table:table-cell>
          <table:table-cell office:value-type="float" office:value="0.947881741667124">
            <text:p>0.9478817417</text:p>
          </table:table-cell>
          <table:table-cell office:value-type="float" office:value="0">
            <text:p>0</text:p>
          </table:table-cell>
          <table:table-cell office:value-type="float" office:value="-32.354155662432">
            <text:p>-32.3541556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9320">
            <text:p>9320</text:p>
          </table:table-cell>
          <table:table-cell office:value-type="float" office:value="14148">
            <text:p>14148</text:p>
          </table:table-cell>
          <table:table-cell office:value-type="float" office:value="20413">
            <text:p>20413</text:p>
          </table:table-cell>
          <table:table-cell office:value-type="float" office:value="-255.75">
            <text:p>-255.75</text:p>
          </table:table-cell>
          <table:table-cell office:value-type="float" office:value="-314.875">
            <text:p>-314.875</text:p>
          </table:table-cell>
          <table:table-cell office:value-type="float" office:value="-383.125">
            <text:p>-383.125</text:p>
          </table:table-cell>
          <table:table-cell office:value-type="float" office:value="-0.0274409871244635">
            <text:p>-0.0274409871</text:p>
          </table:table-cell>
          <table:table-cell office:value-type="float" office:value="-0.0222557958722081">
            <text:p>-0.0222557959</text:p>
          </table:table-cell>
          <table:table-cell office:value-type="float" office:value="-0.0187686768235928">
            <text:p>-0.0187686768</text:p>
          </table:table-cell>
          <table:table-cell office:value-type="float" office:value="0.905432440302133">
            <text:p>0.9054324403</text:p>
          </table:table-cell>
          <table:table-cell office:value-type="float" office:value="0.923075542529086">
            <text:p>0.9230755425</text:p>
          </table:table-cell>
          <table:table-cell office:value-type="float" office:value="0.935000067047654">
            <text:p>0.935000067</text:p>
          </table:table-cell>
          <table:table-cell office:value-type="float" office:value="-24.9113763014147">
            <text:p>-24.9113763014</text:p>
          </table:table-cell>
          <table:table-cell office:value-type="float" office:value="-30.7966958200995">
            <text:p>-30.79669582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638">
            <text:p>9638</text:p>
          </table:table-cell>
          <table:table-cell office:value-type="float" office:value="13135">
            <text:p>13135</text:p>
          </table:table-cell>
          <table:table-cell office:value-type="float" office:value="18799">
            <text:p>18799</text:p>
          </table:table-cell>
          <table:table-cell office:value-type="float" office:value="-145.875">
            <text:p>-145.875</text:p>
          </table:table-cell>
          <table:table-cell office:value-type="float" office:value="-223">
            <text:p>-223</text:p>
          </table:table-cell>
          <table:table-cell office:value-type="float" office:value="-429.375">
            <text:p>-429.375</text:p>
          </table:table-cell>
          <table:table-cell office:value-type="float" office:value="-0.0151354015355883">
            <text:p>-0.0151354015</text:p>
          </table:table-cell>
          <table:table-cell office:value-type="float" office:value="-0.0169775409212029">
            <text:p>-0.0169775409</text:p>
          </table:table-cell>
          <table:table-cell office:value-type="float" office:value="-0.0228403106548221">
            <text:p>-0.0228403107</text:p>
          </table:table-cell>
          <table:table-cell office:value-type="float" office:value="0.947475092169542">
            <text:p>0.9474750922</text:p>
          </table:table-cell>
          <table:table-cell office:value-type="float" office:value="0.941143551091423">
            <text:p>0.9411435511</text:p>
          </table:table-cell>
          <table:table-cell office:value-type="float" office:value="0.921081405098108">
            <text:p>0.9210814051</text:p>
          </table:table-cell>
          <table:table-cell table:number-columns-repeated="2" office:value-type="float" office:value="0">
            <text:p>0</text:p>
          </table:table-cell>
          <table:table-cell office:value-type="float" office:value="-29.9996291580121">
            <text:p>-29.99962915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table:number-columns-repeated="2" office:value-type="float" office:value="781">
            <text:p>781</text:p>
          </table:table-cell>
          <table:table-cell office:value-type="float" office:value="9650">
            <text:p>9650</text:p>
          </table:table-cell>
          <table:table-cell office:value-type="float" office:value="13195">
            <text:p>13195</text:p>
          </table:table-cell>
          <table:table-cell office:value-type="float" office:value="19152">
            <text:p>19152</text:p>
          </table:table-cell>
          <table:table-cell office:value-type="float" office:value="-59.125">
            <text:p>-59.125</text:p>
          </table:table-cell>
          <table:table-cell office:value-type="float" office:value="-207.75">
            <text:p>-207.75</text:p>
          </table:table-cell>
          <table:table-cell office:value-type="float" office:value="-493.5">
            <text:p>-493.5</text:p>
          </table:table-cell>
          <table:table-cell office:value-type="float" office:value="-0.00612694300518135">
            <text:p>-0.006126943</text:p>
          </table:table-cell>
          <table:table-cell office:value-type="float" office:value="-0.0157446002273588">
            <text:p>-0.0157446002</text:p>
          </table:table-cell>
          <table:table-cell office:value-type="float" office:value="-0.0257675438596491">
            <text:p>-0.0257675439</text:p>
          </table:table-cell>
          <table:table-cell office:value-type="float" office:value="0.978629276765819">
            <text:p>0.9786292768</text:p>
          </table:table-cell>
          <table:table-cell office:value-type="float" office:value="0.94537976837943">
            <text:p>0.9453797684</text:p>
          </table:table-cell>
          <table:table-cell office:value-type="float" office:value="0.911114970471684">
            <text:p>0.9111149705</text:p>
          </table:table-cell>
          <table:table-cell table:number-columns-repeated="2" office:value-type="float" office:value="0">
            <text:p>0</text:p>
          </table:table-cell>
          <table:table-cell office:value-type="float" office:value="-26.5519282538022">
            <text:p>-26.551928253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9594">
            <text:p>9594</text:p>
          </table:table-cell>
          <table:table-cell office:value-type="float" office:value="13761">
            <text:p>13761</text:p>
          </table:table-cell>
          <table:table-cell office:value-type="float" office:value="19343">
            <text:p>19343</text:p>
          </table:table-cell>
          <table:table-cell office:value-type="float" office:value="-68.625">
            <text:p>-68.625</text:p>
          </table:table-cell>
          <table:table-cell office:value-type="float" office:value="-287.25">
            <text:p>-287.25</text:p>
          </table:table-cell>
          <table:table-cell office:value-type="float" office:value="-302.125">
            <text:p>-302.125</text:p>
          </table:table-cell>
          <table:table-cell office:value-type="float" office:value="-0.00715290806754221">
            <text:p>-0.0071529081</text:p>
          </table:table-cell>
          <table:table-cell office:value-type="float" office:value="-0.0208742097231306">
            <text:p>-0.0208742097</text:p>
          </table:table-cell>
          <table:table-cell office:value-type="float" office:value="-0.015619345499664">
            <text:p>-0.0156193455</text:p>
          </table:table-cell>
          <table:table-cell office:value-type="float" office:value="0.975065103387495">
            <text:p>0.9750651034</text:p>
          </table:table-cell>
          <table:table-cell office:value-type="float" office:value="0.927794301926911">
            <text:p>0.9277943019</text:p>
          </table:table-cell>
          <table:table-cell office:value-type="float" office:value="0.945810460100698">
            <text:p>0.9458104601</text:p>
          </table:table-cell>
          <table:table-cell office:value-type="float" office:value="0">
            <text:p>0</text:p>
          </table:table-cell>
          <table:table-cell office:value-type="float" office:value="-32.8581203662277">
            <text:p>-32.8581203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9255">
            <text:p>9255</text:p>
          </table:table-cell>
          <table:table-cell office:value-type="float" office:value="12635">
            <text:p>12635</text:p>
          </table:table-cell>
          <table:table-cell office:value-type="float" office:value="19557">
            <text:p>19557</text:p>
          </table:table-cell>
          <table:table-cell office:value-type="float" office:value="-214.5">
            <text:p>-214.5</text:p>
          </table:table-cell>
          <table:table-cell office:value-type="float" office:value="-210">
            <text:p>-210</text:p>
          </table:table-cell>
          <table:table-cell office:value-type="float" office:value="-456.375">
            <text:p>-456.375</text:p>
          </table:table-cell>
          <table:table-cell office:value-type="float" office:value="-0.0231766612641815">
            <text:p>-0.0231766613</text:p>
          </table:table-cell>
          <table:table-cell office:value-type="float" office:value="-0.0166204986149585">
            <text:p>-0.0166204986</text:p>
          </table:table-cell>
          <table:table-cell office:value-type="float" office:value="-0.0233356342997392">
            <text:p>-0.0233356343</text:p>
          </table:table-cell>
          <table:table-cell office:value-type="float" office:value="0.91993451452498">
            <text:p>0.9199345145</text:p>
          </table:table-cell>
          <table:table-cell office:value-type="float" office:value="0.942369687157097">
            <text:p>0.9423696872</text:p>
          </table:table-cell>
          <table:table-cell office:value-type="float" office:value="0.919392601534128">
            <text:p>0.9193926015</text:p>
          </table:table-cell>
          <table:table-cell office:value-type="float" office:value="-29.5591915367875">
            <text:p>-29.5591915368</text:p>
          </table:table-cell>
          <table:table-cell office:value-type="float" office:value="0">
            <text:p>0</text:p>
          </table:table-cell>
          <table:table-cell office:value-type="float" office:value="-29.3554411305768">
            <text:p>-29.355441130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9024">
            <text:p>9024</text:p>
          </table:table-cell>
          <table:table-cell office:value-type="float" office:value="12256">
            <text:p>12256</text:p>
          </table:table-cell>
          <table:table-cell office:value-type="float" office:value="17664">
            <text:p>17664</text:p>
          </table:table-cell>
          <table:table-cell office:value-type="float" office:value="-72">
            <text:p>-72</text:p>
          </table:table-cell>
          <table:table-cell office:value-type="float" office:value="-235.875">
            <text:p>-235.875</text:p>
          </table:table-cell>
          <table:table-cell office:value-type="float" office:value="-271.25">
            <text:p>-271.25</text:p>
          </table:table-cell>
          <table:table-cell office:value-type="float" office:value="-0.00797872340425532">
            <text:p>-0.0079787234</text:p>
          </table:table-cell>
          <table:table-cell office:value-type="float" office:value="-0.0192456755874674">
            <text:p>-0.0192456756</text:p>
          </table:table-cell>
          <table:table-cell office:value-type="float" office:value="-0.0153560914855072">
            <text:p>-0.0153560915</text:p>
          </table:table-cell>
          <table:table-cell office:value-type="float" office:value="0.972199241738343">
            <text:p>0.9721992417</text:p>
          </table:table-cell>
          <table:table-cell office:value-type="float" office:value="0.933366111660348">
            <text:p>0.9333661117</text:p>
          </table:table-cell>
          <table:table-cell office:value-type="float" office:value="0.946715866510319">
            <text:p>0.9467158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1089">
            <text:p>1089</text:p>
          </table:table-cell>
          <table:table-cell office:value-type="float" office:value="8790">
            <text:p>8790</text:p>
          </table:table-cell>
          <table:table-cell office:value-type="float" office:value="12386">
            <text:p>12386</text:p>
          </table:table-cell>
          <table:table-cell office:value-type="float" office:value="17598">
            <text:p>17598</text:p>
          </table:table-cell>
          <table:table-cell office:value-type="float" office:value="-29">
            <text:p>-29</text:p>
          </table:table-cell>
          <table:table-cell office:value-type="float" office:value="-121">
            <text:p>-121</text:p>
          </table:table-cell>
          <table:table-cell office:value-type="float" office:value="-281.5">
            <text:p>-281.5</text:p>
          </table:table-cell>
          <table:table-cell office:value-type="float" office:value="-0.00329920364050057">
            <text:p>-0.0032992036</text:p>
          </table:table-cell>
          <table:table-cell office:value-type="float" office:value="-0.00976909413854352">
            <text:p>-0.0097690941</text:p>
          </table:table-cell>
          <table:table-cell office:value-type="float" office:value="-0.0159961359245369">
            <text:p>-0.0159961359</text:p>
          </table:table-cell>
          <table:table-cell office:value-type="float" office:value="0.988474121357785">
            <text:p>0.9884741214</text:p>
          </table:table-cell>
          <table:table-cell office:value-type="float" office:value="0.965995223507662">
            <text:p>0.9659952235</text:p>
          </table:table-cell>
          <table:table-cell office:value-type="float" office:value="0.944515041938573">
            <text:p>0.9445150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458">
            <text:p>8458</text:p>
          </table:table-cell>
          <table:table-cell office:value-type="float" office:value="12080">
            <text:p>12080</text:p>
          </table:table-cell>
          <table:table-cell office:value-type="float" office:value="18824">
            <text:p>18824</text:p>
          </table:table-cell>
          <table:table-cell office:value-type="float" office:value="-219.5">
            <text:p>-219.5</text:p>
          </table:table-cell>
          <table:table-cell office:value-type="float" office:value="-83.5">
            <text:p>-83.5</text:p>
          </table:table-cell>
          <table:table-cell office:value-type="float" office:value="-294.25">
            <text:p>-294.25</text:p>
          </table:table-cell>
          <table:table-cell office:value-type="float" office:value="-0.0259517616457791">
            <text:p>-0.0259517616</text:p>
          </table:table-cell>
          <table:table-cell office:value-type="float" office:value="-0.00691225165562914">
            <text:p>-0.0069122517</text:p>
          </table:table-cell>
          <table:table-cell office:value-type="float" office:value="-0.0156316404589885">
            <text:p>-0.0156316405</text:p>
          </table:table-cell>
          <table:table-cell office:value-type="float" office:value="0.910488882347511">
            <text:p>0.9104888823</text:p>
          </table:table-cell>
          <table:table-cell office:value-type="float" office:value="0.975900766482282">
            <text:p>0.9759007665</text:p>
          </table:table-cell>
          <table:table-cell office:value-type="float" office:value="0.945768180833081">
            <text:p>0.9457681808</text:p>
          </table:table-cell>
          <table:table-cell office:value-type="float" office:value="-26.3609684347154">
            <text:p>-26.36096843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572">
            <text:p>11572</text:p>
          </table:table-cell>
          <table:table-cell office:value-type="float" office:value="16817">
            <text:p>16817</text:p>
          </table:table-cell>
          <table:table-cell office:value-type="float" office:value="-182.125">
            <text:p>-182.125</text:p>
          </table:table-cell>
          <table:table-cell office:value-type="float" office:value="-266.25">
            <text:p>-266.25</text:p>
          </table:table-cell>
          <table:table-cell office:value-type="float" office:value="-170.375">
            <text:p>-170.375</text:p>
          </table:table-cell>
          <table:table-cell office:value-type="float" office:value="-0.0216789667896679">
            <text:p>-0.0216789668</text:p>
          </table:table-cell>
          <table:table-cell office:value-type="float" office:value="-0.0230081230556516">
            <text:p>-0.0230081231</text:p>
          </table:table-cell>
          <table:table-cell office:value-type="float" office:value="-0.0101311173217577">
            <text:p>-0.0101311173</text:p>
          </table:table-cell>
          <table:table-cell office:value-type="float" office:value="0.925044772334255">
            <text:p>0.9250447723</text:p>
          </table:table-cell>
          <table:table-cell office:value-type="float" office:value="0.920509141809246">
            <text:p>0.9205091418</text:p>
          </table:table-cell>
          <table:table-cell office:value-type="float" office:value="0.964742262868695">
            <text:p>0.9647422629</text:p>
          </table:table-cell>
          <table:table-cell office:value-type="float" office:value="-31.6254176005976">
            <text:p>-31.6254176006</text:p>
          </table:table-cell>
          <table:table-cell office:value-type="float" office:value="-29.7782759716576">
            <text:p>-29.7782759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632">
            <text:p>11632</text:p>
          </table:table-cell>
          <table:table-cell office:value-type="float" office:value="16499">
            <text:p>16499</text:p>
          </table:table-cell>
          <table:table-cell office:value-type="float" office:value="-136">
            <text:p>-136</text:p>
          </table:table-cell>
          <table:table-cell office:value-type="float" office:value="-271">
            <text:p>-271</text:p>
          </table:table-cell>
          <table:table-cell office:value-type="float" office:value="-314.5">
            <text:p>-314.5</text:p>
          </table:table-cell>
          <table:table-cell office:value-type="float" office:value="-0.0155713304327914">
            <text:p>-0.0155713304</text:p>
          </table:table-cell>
          <table:table-cell office:value-type="float" office:value="-0.0232977991746905">
            <text:p>-0.0232977992</text:p>
          </table:table-cell>
          <table:table-cell office:value-type="float" office:value="-0.0190617613188678">
            <text:p>-0.0190617613</text:p>
          </table:table-cell>
          <table:table-cell office:value-type="float" office:value="0.945975577494867">
            <text:p>0.9459755775</text:p>
          </table:table-cell>
          <table:table-cell office:value-type="float" office:value="0.919521566283496">
            <text:p>0.9195215663</text:p>
          </table:table-cell>
          <table:table-cell office:value-type="float" office:value="0.933996002843335">
            <text:p>0.9339960028</text:p>
          </table:table-cell>
          <table:table-cell office:value-type="float" office:value="0">
            <text:p>0</text:p>
          </table:table-cell>
          <table:table-cell office:value-type="float" office:value="-29.4036810164773">
            <text:p>-29.40368101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74">
            <text:p>12274</text:p>
          </table:table-cell>
          <table:table-cell office:value-type="float" office:value="17227">
            <text:p>17227</text:p>
          </table:table-cell>
          <table:table-cell office:value-type="float" office:value="-66.25">
            <text:p>-66.25</text:p>
          </table:table-cell>
          <table:table-cell office:value-type="float" office:value="-109.375">
            <text:p>-109.375</text:p>
          </table:table-cell>
          <table:table-cell office:value-type="float" office:value="-246">
            <text:p>-246</text:p>
          </table:table-cell>
          <table:table-cell office:value-type="float" office:value="-0.00793413173652695">
            <text:p>-0.0079341317</text:p>
          </table:table-cell>
          <table:table-cell office:value-type="float" office:value="-0.00891111292162294">
            <text:p>-0.0089111129</text:p>
          </table:table-cell>
          <table:table-cell office:value-type="float" office:value="-0.0142799094444767">
            <text:p>-0.0142799094</text:p>
          </table:table-cell>
          <table:table-cell office:value-type="float" office:value="0.972353921797124">
            <text:p>0.9723539218</text:p>
          </table:table-cell>
          <table:table-cell office:value-type="float" office:value="0.968966744323984">
            <text:p>0.9689667443</text:p>
          </table:table-cell>
          <table:table-cell office:value-type="float" office:value="0.950419991939267">
            <text:p>0.95041999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082">
            <text:p>8082</text:p>
          </table:table-cell>
          <table:table-cell office:value-type="float" office:value="11784">
            <text:p>11784</text:p>
          </table:table-cell>
          <table:table-cell office:value-type="float" office:value="18370">
            <text:p>18370</text:p>
          </table:table-cell>
          <table:table-cell office:value-type="float" office:value="-220.125">
            <text:p>-220.125</text:p>
          </table:table-cell>
          <table:table-cell office:value-type="float" office:value="-55.75">
            <text:p>-55.75</text:p>
          </table:table-cell>
          <table:table-cell office:value-type="float" office:value="-292.625">
            <text:p>-292.625</text:p>
          </table:table-cell>
          <table:table-cell office:value-type="float" office:value="-0.0272364513734224">
            <text:p>-0.0272364514</text:p>
          </table:table-cell>
          <table:table-cell office:value-type="float" office:value="-0.00473099117447386">
            <text:p>-0.0047309912</text:p>
          </table:table-cell>
          <table:table-cell office:value-type="float" office:value="-0.0159295046271094">
            <text:p>-0.0159295046</text:p>
          </table:table-cell>
          <table:table-cell office:value-type="float" office:value="0.906126395788519">
            <text:p>0.9061263958</text:p>
          </table:table-cell>
          <table:table-cell office:value-type="float" office:value="0.983485400153228">
            <text:p>0.9834854002</text:p>
          </table:table-cell>
          <table:table-cell office:value-type="float" office:value="0.944744082075741">
            <text:p>0.9447440821</text:p>
          </table:table-cell>
          <table:table-cell office:value-type="float" office:value="-25.1010784480902">
            <text:p>-25.10107844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732">
            <text:p>732</text:p>
          </table:table-cell>
          <table:table-cell office:value-type="float" office:value="8178">
            <text:p>8178</text:p>
          </table:table-cell>
          <table:table-cell office:value-type="float" office:value="10956">
            <text:p>10956</text:p>
          </table:table-cell>
          <table:table-cell office:value-type="float" office:value="16483">
            <text:p>16483</text:p>
          </table:table-cell>
          <table:table-cell office:value-type="float" office:value="-184.75">
            <text:p>-184.75</text:p>
          </table:table-cell>
          <table:table-cell office:value-type="float" office:value="-175">
            <text:p>-175</text:p>
          </table:table-cell>
          <table:table-cell office:value-type="float" office:value="-172.625">
            <text:p>-172.625</text:p>
          </table:table-cell>
          <table:table-cell office:value-type="float" office:value="-0.0225910980679873">
            <text:p>-0.0225910981</text:p>
          </table:table-cell>
          <table:table-cell office:value-type="float" office:value="-0.0159729828404527">
            <text:p>-0.0159729828</text:p>
          </table:table-cell>
          <table:table-cell office:value-type="float" office:value="-0.0104729114845599">
            <text:p>-0.0104729115</text:p>
          </table:table-cell>
          <table:table-cell office:value-type="float" office:value="0.921931457877403">
            <text:p>0.9219314579</text:p>
          </table:table-cell>
          <table:table-cell office:value-type="float" office:value="0.944594626972825">
            <text:p>0.944594627</text:p>
          </table:table-cell>
          <table:table-cell office:value-type="float" office:value="0.963559786278969">
            <text:p>0.9635597863</text:p>
          </table:table-cell>
          <table:table-cell office:value-type="float" office:value="-30.334421252393">
            <text:p>-30.33442125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765">
            <text:p>765</text:p>
          </table:table-cell>
          <table:table-cell office:value-type="float" office:value="8122">
            <text:p>8122</text:p>
          </table:table-cell>
          <table:table-cell office:value-type="float" office:value="10986">
            <text:p>10986</text:p>
          </table:table-cell>
          <table:table-cell office:value-type="float" office:value="15609">
            <text:p>15609</text:p>
          </table:table-cell>
          <table:table-cell office:value-type="float" office:value="145">
            <text:p>145</text:p>
          </table:table-cell>
          <table:table-cell office:value-type="float" office:value="-155.75">
            <text:p>-155.75</text:p>
          </table:table-cell>
          <table:table-cell office:value-type="float" office:value="-189.75">
            <text:p>-189.75</text:p>
          </table:table-cell>
          <table:table-cell office:value-type="float" office:value="0.0178527456291554">
            <text:p>0.0178527456</text:p>
          </table:table-cell>
          <table:table-cell office:value-type="float" office:value="-0.0141771345348626">
            <text:p>-0.0141771345</text:p>
          </table:table-cell>
          <table:table-cell office:value-type="float" office:value="-0.0121564482029598">
            <text:p>-0.0121564482</text:p>
          </table:table-cell>
          <table:table-cell office:value-type="float" office:value="1.06310930193398">
            <text:p>1.0631093019</text:p>
          </table:table-cell>
          <table:table-cell office:value-type="float" office:value="0.950773971769475">
            <text:p>0.9507739718</text:p>
          </table:table-cell>
          <table:table-cell office:value-type="float" office:value="0.957742078586147">
            <text:p>0.9577420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8000">
            <text:p>8000</text:p>
          </table:table-cell>
          <table:table-cell office:value-type="float" office:value="10790">
            <text:p>10790</text:p>
          </table:table-cell>
          <table:table-cell office:value-type="float" office:value="16966">
            <text:p>16966</text:p>
          </table:table-cell>
          <table:table-cell office:value-type="float" office:value="20.75">
            <text:p>20.75</text:p>
          </table:table-cell>
          <table:table-cell office:value-type="float" office:value="-53">
            <text:p>-53</text:p>
          </table:table-cell>
          <table:table-cell office:value-type="float" office:value="-114.125">
            <text:p>-114.125</text:p>
          </table:table-cell>
          <table:table-cell office:value-type="float" office:value="0.00259375">
            <text:p>0.00259375</text:p>
          </table:table-cell>
          <table:table-cell office:value-type="float" office:value="-0.00491195551436515">
            <text:p>-0.0049119555</text:p>
          </table:table-cell>
          <table:table-cell office:value-type="float" office:value="-0.00672668867146057">
            <text:p>-0.0067266887</text:p>
          </table:table-cell>
          <table:table-cell office:value-type="float" office:value="1.00909131097656">
            <text:p>1.009091311</text:p>
          </table:table-cell>
          <table:table-cell office:value-type="float" office:value="0.982855445221393">
            <text:p>0.9828554452</text:p>
          </table:table-cell>
          <table:table-cell office:value-type="float" office:value="0.976545276397234">
            <text:p>0.97654527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8082">
            <text:p>8082</text:p>
          </table:table-cell>
          <table:table-cell office:value-type="float" office:value="10702">
            <text:p>10702</text:p>
          </table:table-cell>
          <table:table-cell office:value-type="float" office:value="15809">
            <text:p>15809</text:p>
          </table:table-cell>
          <table:table-cell office:value-type="float" office:value="-220.125">
            <text:p>-220.125</text:p>
          </table:table-cell>
          <table:table-cell office:value-type="float" office:value="-283.25">
            <text:p>-283.25</text:p>
          </table:table-cell>
          <table:table-cell office:value-type="float" office:value="-82.25">
            <text:p>-82.25</text:p>
          </table:table-cell>
          <table:table-cell office:value-type="float" office:value="-0.0272364513734224">
            <text:p>-0.0272364514</text:p>
          </table:table-cell>
          <table:table-cell office:value-type="float" office:value="-0.0264670155111194">
            <text:p>-0.0264670155</text:p>
          </table:table-cell>
          <table:table-cell office:value-type="float" office:value="-0.00520273262065912">
            <text:p>-0.0052027326</text:p>
          </table:table-cell>
          <table:table-cell office:value-type="float" office:value="0.906126395788519">
            <text:p>0.9061263958</text:p>
          </table:table-cell>
          <table:table-cell office:value-type="float" office:value="0.908738431414811">
            <text:p>0.9087384314</text:p>
          </table:table-cell>
          <table:table-cell office:value-type="float" office:value="0.981843489944068">
            <text:p>0.9818434899</text:p>
          </table:table-cell>
          <table:table-cell office:value-type="float" office:value="-25.1010784480902">
            <text:p>-25.1010784481</text:p>
          </table:table-cell>
          <table:table-cell office:value-type="float" office:value="-25.8409719236251">
            <text:p>-25.8409719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8040">
            <text:p>8040</text:p>
          </table:table-cell>
          <table:table-cell office:value-type="float" office:value="10770">
            <text:p>10770</text:p>
          </table:table-cell>
          <table:table-cell office:value-type="float" office:value="16547">
            <text:p>16547</text:p>
          </table:table-cell>
          <table:table-cell office:value-type="float" office:value="-185.75">
            <text:p>-185.75</text:p>
          </table:table-cell>
          <table:table-cell office:value-type="float" office:value="68.75">
            <text:p>68.75</text:p>
          </table:table-cell>
          <table:table-cell office:value-type="float" office:value="242.25">
            <text:p>242.25</text:p>
          </table:table-cell>
          <table:table-cell office:value-type="float" office:value="-0.0231032338308458">
            <text:p>-0.0231032338</text:p>
          </table:table-cell>
          <table:table-cell office:value-type="float" office:value="0.00638347260909935">
            <text:p>0.0063834726</text:p>
          </table:table-cell>
          <table:table-cell office:value-type="float" office:value="0.0146401160331178">
            <text:p>0.014640116</text:p>
          </table:table-cell>
          <table:table-cell office:value-type="float" office:value="0.920184850042388">
            <text:p>0.92018485</text:p>
          </table:table-cell>
          <table:table-cell office:value-type="float" office:value="1.02242202162805">
            <text:p>1.0224220216</text:p>
          </table:table-cell>
          <table:table-cell office:value-type="float" office:value="1.05166049879094">
            <text:p>1.0516604988</text:p>
          </table:table-cell>
          <table:table-cell office:value-type="float" office:value="-29.6542476382138">
            <text:p>-29.65424763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923">
            <text:p>10923</text:p>
          </table:table-cell>
          <table:table-cell office:value-type="float" office:value="18023">
            <text:p>18023</text:p>
          </table:table-cell>
          <table:table-cell office:value-type="float" office:value="114.125">
            <text:p>114.125</text:p>
          </table:table-cell>
          <table:table-cell office:value-type="float" office:value="-122.25">
            <text:p>-122.25</text:p>
          </table:table-cell>
          <table:table-cell office:value-type="float" office:value="285.125">
            <text:p>285.125</text:p>
          </table:table-cell>
          <table:table-cell office:value-type="float" office:value="0.0143553459119497">
            <text:p>0.0143553459</text:p>
          </table:table-cell>
          <table:table-cell office:value-type="float" office:value="-0.0111919802252129">
            <text:p>-0.0111919802</text:p>
          </table:table-cell>
          <table:table-cell office:value-type="float" office:value="0.0158200632525107">
            <text:p>0.0158200633</text:p>
          </table:table-cell>
          <table:table-cell office:value-type="float" office:value="1.05064761956608">
            <text:p>1.0506476196</text:p>
          </table:table-cell>
          <table:table-cell office:value-type="float" office:value="0.961073579637624">
            <text:p>0.9610735796</text:p>
          </table:table-cell>
          <table:table-cell office:value-type="float" office:value="1.05586075921036">
            <text:p>1.0558607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8004">
            <text:p>8004</text:p>
          </table:table-cell>
          <table:table-cell office:value-type="float" office:value="12000">
            <text:p>12000</text:p>
          </table:table-cell>
          <table:table-cell office:value-type="float" office:value="17399">
            <text:p>17399</text:p>
          </table:table-cell>
          <table:table-cell office:value-type="float" office:value="-53">
            <text:p>-53</text:p>
          </table:table-cell>
          <table:table-cell office:value-type="float" office:value="-102.25">
            <text:p>-102.25</text:p>
          </table:table-cell>
          <table:table-cell office:value-type="float" office:value="323">
            <text:p>323</text:p>
          </table:table-cell>
          <table:table-cell office:value-type="float" office:value="-0.00662168915542229">
            <text:p>-0.0066216892</text:p>
          </table:table-cell>
          <table:table-cell office:value-type="float" office:value="-0.00852083333333333">
            <text:p>-0.0085208333</text:p>
          </table:table-cell>
          <table:table-cell office:value-type="float" office:value="0.0185642853037531">
            <text:p>0.0185642853</text:p>
          </table:table-cell>
          <table:table-cell office:value-type="float" office:value="0.976910027619873">
            <text:p>0.9769100276</text:p>
          </table:table-cell>
          <table:table-cell office:value-type="float" office:value="0.970319388350694">
            <text:p>0.9703193884</text:p>
          </table:table-cell>
          <table:table-cell office:value-type="float" office:value="1.06565047863326">
            <text:p>1.06565047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952">
            <text:p>7952</text:p>
          </table:table-cell>
          <table:table-cell office:value-type="float" office:value="11210">
            <text:p>11210</text:p>
          </table:table-cell>
          <table:table-cell office:value-type="float" office:value="16665">
            <text:p>16665</text:p>
          </table:table-cell>
          <table:table-cell office:value-type="float" office:value="21.25">
            <text:p>21.25</text:p>
          </table:table-cell>
          <table:table-cell office:value-type="float" office:value="-41.75">
            <text:p>-41.75</text:p>
          </table:table-cell>
          <table:table-cell office:value-type="float" office:value="487.25">
            <text:p>487.25</text:p>
          </table:table-cell>
          <table:table-cell office:value-type="float" office:value="0.00267228370221328">
            <text:p>0.0026722837</text:p>
          </table:table-cell>
          <table:table-cell office:value-type="float" office:value="-0.00372435325602141">
            <text:p>-0.0037243533</text:p>
          </table:table-cell>
          <table:table-cell office:value-type="float" office:value="0.0292379237923792">
            <text:p>0.0292379238</text:p>
          </table:table-cell>
          <table:table-cell office:value-type="float" office:value="1.00936698951411">
            <text:p>1.0093669895</text:p>
          </table:table-cell>
          <table:table-cell office:value-type="float" office:value="0.986991950385989">
            <text:p>0.9869919504</text:p>
          </table:table-cell>
          <table:table-cell office:value-type="float" office:value="1.1040082514012">
            <text:p>1.1040082514</text:p>
          </table:table-cell>
          <table:table-cell table:number-columns-repeated="2" office:value-type="float" office:value="0">
            <text:p>0</text:p>
          </table:table-cell>
          <table:table-cell office:value-type="float" office:value="24.0520362564417">
            <text:p>24.052036256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330">
            <text:p>11330</text:p>
          </table:table-cell>
          <table:table-cell office:value-type="float" office:value="16812">
            <text:p>16812</text:p>
          </table:table-cell>
          <table:table-cell office:value-type="float" office:value="49.125">
            <text:p>49.125</text:p>
          </table:table-cell>
          <table:table-cell office:value-type="float" office:value="156.25">
            <text:p>156.25</text:p>
          </table:table-cell>
          <table:table-cell office:value-type="float" office:value="414.625">
            <text:p>414.625</text:p>
          </table:table-cell>
          <table:table-cell office:value-type="float" office:value="0.00617303342548379">
            <text:p>0.0061730334</text:p>
          </table:table-cell>
          <table:table-cell office:value-type="float" office:value="0.0137908208296558">
            <text:p>0.0137908208</text:p>
          </table:table-cell>
          <table:table-cell office:value-type="float" office:value="0.0246624434927433">
            <text:p>0.0246624435</text:p>
          </table:table-cell>
          <table:table-cell office:value-type="float" office:value="1.02168030541887">
            <text:p>1.0216803054</text:p>
          </table:table-cell>
          <table:table-cell office:value-type="float" office:value="1.04864063891254">
            <text:p>1.0486406389</text:p>
          </table:table-cell>
          <table:table-cell office:value-type="float" office:value="1.08751069501791">
            <text:p>1.087510695</text:p>
          </table:table-cell>
          <table:table-cell table:number-columns-repeated="2" office:value-type="float" office:value="0">
            <text:p>0</text:p>
          </table:table-cell>
          <table:table-cell office:value-type="float" office:value="28.4505396166569">
            <text:p>28.450539616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615">
            <text:p>7615</text:p>
          </table:table-cell>
          <table:table-cell office:value-type="float" office:value="12258">
            <text:p>12258</text:p>
          </table:table-cell>
          <table:table-cell office:value-type="float" office:value="17503">
            <text:p>17503</text:p>
          </table:table-cell>
          <table:table-cell office:value-type="float" office:value="111">
            <text:p>111</text:p>
          </table:table-cell>
          <table:table-cell office:value-type="float" office:value="-46.5">
            <text:p>-46.5</text:p>
          </table:table-cell>
          <table:table-cell office:value-type="float" office:value="313.5">
            <text:p>313.5</text:p>
          </table:table-cell>
          <table:table-cell office:value-type="float" office:value="0.0145764937623112">
            <text:p>0.0145764938</text:p>
          </table:table-cell>
          <table:table-cell office:value-type="float" office:value="-0.00379344101811062">
            <text:p>-0.003793441</text:p>
          </table:table-cell>
          <table:table-cell office:value-type="float" office:value="0.017911215220248">
            <text:p>0.0179112152</text:p>
          </table:table-cell>
          <table:table-cell office:value-type="float" office:value="1.05143417754208">
            <text:p>1.0514341775</text:p>
          </table:table-cell>
          <table:table-cell office:value-type="float" office:value="0.986751161218338">
            <text:p>0.9867511612</text:p>
          </table:table-cell>
          <table:table-cell office:value-type="float" office:value="1.06331804406697">
            <text:p>1.0633180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459">
            <text:p>7459</text:p>
          </table:table-cell>
          <table:table-cell office:value-type="float" office:value="11995">
            <text:p>11995</text:p>
          </table:table-cell>
          <table:table-cell office:value-type="float" office:value="17204">
            <text:p>17204</text:p>
          </table:table-cell>
          <table:table-cell office:value-type="float" office:value="-20.75">
            <text:p>-20.75</text:p>
          </table:table-cell>
          <table:table-cell office:value-type="float" office:value="201.75">
            <text:p>201.75</text:p>
          </table:table-cell>
          <table:table-cell office:value-type="float" office:value="268.75">
            <text:p>268.75</text:p>
          </table:table-cell>
          <table:table-cell office:value-type="float" office:value="-0.00278187424587746">
            <text:p>-0.0027818742</text:p>
          </table:table-cell>
          <table:table-cell office:value-type="float" office:value="0.0168195081283868">
            <text:p>0.0168195081</text:p>
          </table:table-cell>
          <table:table-cell office:value-type="float" office:value="0.0156213671239247">
            <text:p>0.0156213671</text:p>
          </table:table-cell>
          <table:table-cell office:value-type="float" office:value="0.990278608235096">
            <text:p>0.9902786082</text:p>
          </table:table-cell>
          <table:table-cell office:value-type="float" office:value="1.05942275432257">
            <text:p>1.0594227543</text:p>
          </table:table-cell>
          <table:table-cell office:value-type="float" office:value="1.05515307807094">
            <text:p>1.05515307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701">
            <text:p>7701</text:p>
          </table:table-cell>
          <table:table-cell office:value-type="float" office:value="11583">
            <text:p>11583</text:p>
          </table:table-cell>
          <table:table-cell office:value-type="float" office:value="18322">
            <text:p>18322</text:p>
          </table:table-cell>
          <table:table-cell office:value-type="float" office:value="46.5">
            <text:p>46.5</text:p>
          </table:table-cell>
          <table:table-cell office:value-type="float" office:value="287.25">
            <text:p>287.25</text:p>
          </table:table-cell>
          <table:table-cell office:value-type="float" office:value="-451.5">
            <text:p>-451.5</text:p>
          </table:table-cell>
          <table:table-cell office:value-type="float" office:value="0.00603817686014803">
            <text:p>0.0060381769</text:p>
          </table:table-cell>
          <table:table-cell office:value-type="float" office:value="0.0247992747992748">
            <text:p>0.0247992748</text:p>
          </table:table-cell>
          <table:table-cell office:value-type="float" office:value="-0.0246425062766074">
            <text:p>-0.0246425063</text:p>
          </table:table-cell>
          <table:table-cell office:value-type="float" office:value="1.02120507978691">
            <text:p>1.0212050798</text:p>
          </table:table-cell>
          <table:table-cell office:value-type="float" office:value="1.08800286969738">
            <text:p>1.0880028697</text:p>
          </table:table-cell>
          <table:table-cell office:value-type="float" office:value="0.914941444138436">
            <text:p>0.9149414441</text:p>
          </table:table-cell>
          <table:table-cell office:value-type="float" office:value="0">
            <text:p>0</text:p>
          </table:table-cell>
          <table:table-cell office:value-type="float" office:value="28.2954590246529">
            <text:p>28.2954590247</text:p>
          </table:table-cell>
          <table:table-cell office:value-type="float" office:value="-27.7800973503664">
            <text:p>-27.780097350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448">
            <text:p>8448</text:p>
          </table:table-cell>
          <table:table-cell office:value-type="float" office:value="11781">
            <text:p>11781</text:p>
          </table:table-cell>
          <table:table-cell office:value-type="float" office:value="19864">
            <text:p>19864</text:p>
          </table:table-cell>
          <table:table-cell office:value-type="float" office:value="108.5">
            <text:p>108.5</text:p>
          </table:table-cell>
          <table:table-cell office:value-type="float" office:value="306">
            <text:p>306</text:p>
          </table:table-cell>
          <table:table-cell office:value-type="float" office:value="-493.625">
            <text:p>-493.625</text:p>
          </table:table-cell>
          <table:table-cell office:value-type="float" office:value="0.0128432765151515">
            <text:p>0.0128432765</text:p>
          </table:table-cell>
          <table:table-cell office:value-type="float" office:value="0.025974025974026">
            <text:p>0.025974026</text:p>
          </table:table-cell>
          <table:table-cell office:value-type="float" office:value="-0.024850231574708">
            <text:p>-0.0248502316</text:p>
          </table:table-cell>
          <table:table-cell office:value-type="float" office:value="1.04527476931625">
            <text:p>1.0452747693</text:p>
          </table:table-cell>
          <table:table-cell office:value-type="float" office:value="1.09223140495868">
            <text:p>1.092231405</text:p>
          </table:table-cell>
          <table:table-cell office:value-type="float" office:value="0.914234556146783">
            <text:p>0.9142345561</text:p>
          </table:table-cell>
          <table:table-cell office:value-type="float" office:value="0">
            <text:p>0</text:p>
          </table:table-cell>
          <table:table-cell office:value-type="float" office:value="27.031258893196">
            <text:p>27.0312588932</text:p>
          </table:table-cell>
          <table:table-cell office:value-type="float" office:value="-27.5449596538377">
            <text:p>-27.5449596538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9110">
            <text:p>9110</text:p>
          </table:table-cell>
          <table:table-cell office:value-type="float" office:value="12320">
            <text:p>12320</text:p>
          </table:table-cell>
          <table:table-cell office:value-type="float" office:value="17620">
            <text:p>17620</text:p>
          </table:table-cell>
          <table:table-cell office:value-type="float" office:value="-17.375">
            <text:p>-17.375</text:p>
          </table:table-cell>
          <table:table-cell office:value-type="float" office:value="207.25">
            <text:p>207.25</text:p>
          </table:table-cell>
          <table:table-cell office:value-type="float" office:value="-562.875">
            <text:p>-562.875</text:p>
          </table:table-cell>
          <table:table-cell office:value-type="float" office:value="-0.00190724478594951">
            <text:p>-0.0019072448</text:p>
          </table:table-cell>
          <table:table-cell office:value-type="float" office:value="0.0168222402597403">
            <text:p>0.0168222403</text:p>
          </table:table-cell>
          <table:table-cell office:value-type="float" office:value="-0.0319452326901249">
            <text:p>-0.0319452327</text:p>
          </table:table-cell>
          <table:table-cell office:value-type="float" office:value="0.993331772911217">
            <text:p>0.9933317729</text:p>
          </table:table-cell>
          <table:table-cell office:value-type="float" office:value="1.05943249693311">
            <text:p>1.0594324969</text:p>
          </table:table-cell>
          <table:table-cell office:value-type="float" office:value="0.89019186145215">
            <text:p>0.8901918615</text:p>
          </table:table-cell>
          <table:table-cell table:number-columns-repeated="2" office:value-type="float" office:value="0">
            <text:p>0</text:p>
          </table:table-cell>
          <table:table-cell office:value-type="float" office:value="-21.349536123338">
            <text:p>-21.3495361233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8492">
            <text:p>8492</text:p>
          </table:table-cell>
          <table:table-cell office:value-type="float" office:value="11570">
            <text:p>11570</text:p>
          </table:table-cell>
          <table:table-cell office:value-type="float" office:value="16444">
            <text:p>16444</text:p>
          </table:table-cell>
          <table:table-cell office:value-type="float" office:value="-319.75">
            <text:p>-319.75</text:p>
          </table:table-cell>
          <table:table-cell office:value-type="float" office:value="-173.875">
            <text:p>-173.875</text:p>
          </table:table-cell>
          <table:table-cell office:value-type="float" office:value="-320.625">
            <text:p>-320.625</text:p>
          </table:table-cell>
          <table:table-cell office:value-type="float" office:value="-0.0376530852567122">
            <text:p>-0.0376530853</text:p>
          </table:table-cell>
          <table:table-cell office:value-type="float" office:value="-0.0150280898876404">
            <text:p>-0.0150280899</text:p>
          </table:table-cell>
          <table:table-cell office:value-type="float" office:value="-0.0194979931890051">
            <text:p>-0.0194979932</text:p>
          </table:table-cell>
          <table:table-cell office:value-type="float" office:value="0.870993001067032">
            <text:p>0.8709930011</text:p>
          </table:table-cell>
          <table:table-cell office:value-type="float" office:value="0.947844338625174">
            <text:p>0.9478443386</text:p>
          </table:table-cell>
          <table:table-cell office:value-type="float" office:value="0.932502160445743">
            <text:p>0.9325021604</text:p>
          </table:table-cell>
          <table:table-cell office:value-type="float" office:value="-18.0599846922264">
            <text:p>-18.05998469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6344">
            <text:p>6344</text:p>
          </table:table-cell>
          <table:table-cell office:value-type="float" office:value="11300">
            <text:p>11300</text:p>
          </table:table-cell>
          <table:table-cell office:value-type="float" office:value="17855">
            <text:p>17855</text:p>
          </table:table-cell>
          <table:table-cell office:value-type="float" office:value="-324.25">
            <text:p>-324.25</text:p>
          </table:table-cell>
          <table:table-cell office:value-type="float" office:value="306.5">
            <text:p>306.5</text:p>
          </table:table-cell>
          <table:table-cell office:value-type="float" office:value="-461">
            <text:p>-461</text:p>
          </table:table-cell>
          <table:table-cell office:value-type="float" office:value="-0.0511112862547289">
            <text:p>-0.0511112863</text:p>
          </table:table-cell>
          <table:table-cell office:value-type="float" office:value="0.0271238938053097">
            <text:p>0.0271238938</text:p>
          </table:table-cell>
          <table:table-cell office:value-type="float" office:value="-0.025819098291795">
            <text:p>-0.0258190983</text:p>
          </table:table-cell>
          <table:table-cell office:value-type="float" office:value="0.82623073073037">
            <text:p>0.8262307307</text:p>
          </table:table-cell>
          <table:table-cell office:value-type="float" office:value="1.0963756113243">
            <text:p>1.0963756113</text:p>
          </table:table-cell>
          <table:table-cell office:value-type="float" office:value="0.910939742618456">
            <text:p>0.9109397426</text:p>
          </table:table-cell>
          <table:table-cell office:value-type="float" office:value="-13.2119249236815">
            <text:p>-13.2119249237</text:p>
          </table:table-cell>
          <table:table-cell office:value-type="float" office:value="25.8998830128685">
            <text:p>25.8998830129</text:p>
          </table:table-cell>
          <table:table-cell office:value-type="float" office:value="-26.4982124489201">
            <text:p>-26.4982124489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5850">
            <text:p>5850</text:p>
          </table:table-cell>
          <table:table-cell office:value-type="float" office:value="11306">
            <text:p>11306</text:p>
          </table:table-cell>
          <table:table-cell office:value-type="float" office:value="19187">
            <text:p>19187</text:p>
          </table:table-cell>
          <table:table-cell office:value-type="float" office:value="-444.75">
            <text:p>-444.75</text:p>
          </table:table-cell>
          <table:table-cell office:value-type="float" office:value="-222.5">
            <text:p>-222.5</text:p>
          </table:table-cell>
          <table:table-cell office:value-type="float" office:value="-378.75">
            <text:p>-378.75</text:p>
          </table:table-cell>
          <table:table-cell office:value-type="float" office:value="-0.076025641025641">
            <text:p>-0.076025641</text:p>
          </table:table-cell>
          <table:table-cell office:value-type="float" office:value="-0.0196798160268884">
            <text:p>-0.019679816</text:p>
          </table:table-cell>
          <table:table-cell office:value-type="float" office:value="-0.0197399280763017">
            <text:p>-0.0197399281</text:p>
          </table:table-cell>
          <table:table-cell office:value-type="float" office:value="0.745238856673241">
            <text:p>0.7452388567</text:p>
          </table:table-cell>
          <table:table-cell office:value-type="float" office:value="0.931879742417241">
            <text:p>0.9318797424</text:p>
          </table:table-cell>
          <table:table-cell office:value-type="float" office:value="0.931673994663441">
            <text:p>0.9316739947</text:p>
          </table:table-cell>
          <table:table-cell office:value-type="float" office:value="-8.76614120095851">
            <text:p>-8.7661412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6942">
            <text:p>6942</text:p>
          </table:table-cell>
          <table:table-cell office:value-type="float" office:value="11427">
            <text:p>11427</text:p>
          </table:table-cell>
          <table:table-cell office:value-type="float" office:value="16932">
            <text:p>16932</text:p>
          </table:table-cell>
          <table:table-cell office:value-type="float" office:value="-300.5">
            <text:p>-300.5</text:p>
          </table:table-cell>
          <table:table-cell office:value-type="float" office:value="-721.375">
            <text:p>-721.375</text:p>
          </table:table-cell>
          <table:table-cell office:value-type="float" office:value="-331">
            <text:p>-331</text:p>
          </table:table-cell>
          <table:table-cell office:value-type="float" office:value="-0.0432872371074618">
            <text:p>-0.0432872371</text:p>
          </table:table-cell>
          <table:table-cell office:value-type="float" office:value="-0.0631289927365013">
            <text:p>-0.0631289927</text:p>
          </table:table-cell>
          <table:table-cell office:value-type="float" office:value="-0.0195487833687692">
            <text:p>-0.0195487834</text:p>
          </table:table-cell>
          <table:table-cell office:value-type="float" office:value="0.852167288520823">
            <text:p>0.8521672885</text:p>
          </table:table-cell>
          <table:table-cell office:value-type="float" office:value="0.786859654081139">
            <text:p>0.7868596541</text:p>
          </table:table-cell>
          <table:table-cell office:value-type="float" office:value="0.932328281874458">
            <text:p>0.9323282819</text:p>
          </table:table-cell>
          <table:table-cell office:value-type="float" office:value="-15.6636082547276">
            <text:p>-15.6636082547</text:p>
          </table:table-cell>
          <table:table-cell office:value-type="float" office:value="-10.6295149235184">
            <text:p>-10.6295149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5856">
            <text:p>5856</text:p>
          </table:table-cell>
          <table:table-cell office:value-type="float" office:value="10578">
            <text:p>10578</text:p>
          </table:table-cell>
          <table:table-cell office:value-type="float" office:value="15982">
            <text:p>15982</text:p>
          </table:table-cell>
          <table:table-cell office:value-type="float" office:value="-201.625">
            <text:p>-201.625</text:p>
          </table:table-cell>
          <table:table-cell office:value-type="float" office:value="-394.25">
            <text:p>-394.25</text:p>
          </table:table-cell>
          <table:table-cell office:value-type="float" office:value="-247.25">
            <text:p>-247.25</text:p>
          </table:table-cell>
          <table:table-cell office:value-type="float" office:value="-0.0344304986338798">
            <text:p>-0.0344304986</text:p>
          </table:table-cell>
          <table:table-cell office:value-type="float" office:value="-0.0372707506144829">
            <text:p>-0.0372707506</text:p>
          </table:table-cell>
          <table:table-cell office:value-type="float" office:value="-0.0154705293455137">
            <text:p>-0.0154705293</text:p>
          </table:table-cell>
          <table:table-cell office:value-type="float" office:value="0.881816754884329">
            <text:p>0.8818167549</text:p>
          </table:table-cell>
          <table:table-cell office:value-type="float" office:value="0.872275026197989">
            <text:p>0.8722750262</text:p>
          </table:table-cell>
          <table:table-cell office:value-type="float" office:value="0.946322248356034">
            <text:p>0.9463222484</text:p>
          </table:table-cell>
          <table:table-cell office:value-type="float" office:value="-19.7831813678866">
            <text:p>-19.7831813679</text:p>
          </table:table-cell>
          <table:table-cell office:value-type="float" office:value="-18.248850422803">
            <text:p>-18.2488504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5400">
            <text:p>5400</text:p>
          </table:table-cell>
          <table:table-cell office:value-type="float" office:value="9918">
            <text:p>9918</text:p>
          </table:table-cell>
          <table:table-cell office:value-type="float" office:value="17308">
            <text:p>17308</text:p>
          </table:table-cell>
          <table:table-cell office:value-type="float" office:value="-51">
            <text:p>-51</text:p>
          </table:table-cell>
          <table:table-cell office:value-type="float" office:value="-285.75">
            <text:p>-285.75</text:p>
          </table:table-cell>
          <table:table-cell office:value-type="float" office:value="-445.5">
            <text:p>-445.5</text:p>
          </table:table-cell>
          <table:table-cell office:value-type="float" office:value="-0.00944444444444444">
            <text:p>-0.0094444444</text:p>
          </table:table-cell>
          <table:table-cell office:value-type="float" office:value="-0.0288112522686025">
            <text:p>-0.0288112523</text:p>
          </table:table-cell>
          <table:table-cell office:value-type="float" office:value="-0.025739542408135">
            <text:p>-0.0257395424</text:p>
          </table:table-cell>
          <table:table-cell office:value-type="float" office:value="0.967119271604938">
            <text:p>0.9671192716</text:p>
          </table:table-cell>
          <table:table-cell office:value-type="float" office:value="0.90078759004417">
            <text:p>0.90078759</text:p>
          </table:table-cell>
          <table:table-cell office:value-type="float" office:value="0.911210148696553">
            <text:p>0.9112101487</text:p>
          </table:table-cell>
          <table:table-cell office:value-type="float" office:value="0">
            <text:p>0</text:p>
          </table:table-cell>
          <table:table-cell office:value-type="float" office:value="-23.7099485884575">
            <text:p>-23.7099485885</text:p>
          </table:table-cell>
          <table:table-cell office:value-type="float" office:value="-26.5811938109419">
            <text:p>-26.58119381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6408">
            <text:p>6408</text:p>
          </table:table-cell>
          <table:table-cell office:value-type="float" office:value="10484">
            <text:p>10484</text:p>
          </table:table-cell>
          <table:table-cell office:value-type="float" office:value="18391">
            <text:p>18391</text:p>
          </table:table-cell>
          <table:table-cell office:value-type="float" office:value="-36">
            <text:p>-36</text:p>
          </table:table-cell>
          <table:table-cell office:value-type="float" office:value="-212.75">
            <text:p>-212.75</text:p>
          </table:table-cell>
          <table:table-cell office:value-type="float" office:value="-452.75">
            <text:p>-452.75</text:p>
          </table:table-cell>
          <table:table-cell office:value-type="float" office:value="-0.00561797752808989">
            <text:p>-0.0056179775</text:p>
          </table:table-cell>
          <table:table-cell office:value-type="float" office:value="-0.0202928271652041">
            <text:p>-0.0202928272</text:p>
          </table:table-cell>
          <table:table-cell office:value-type="float" office:value="-0.0246180196835409">
            <text:p>-0.0246180197</text:p>
          </table:table-cell>
          <table:table-cell office:value-type="float" office:value="0.980398939527837">
            <text:p>0.9803989395</text:p>
          </table:table-cell>
          <table:table-cell office:value-type="float" office:value="0.929782230637125">
            <text:p>0.9297822306</text:p>
          </table:table-cell>
          <table:table-cell office:value-type="float" office:value="0.91502478301816">
            <text:p>0.915024783</text:p>
          </table:table-cell>
          <table:table-cell office:value-type="float" office:value="0">
            <text:p>0</text:p>
          </table:table-cell>
          <table:table-cell office:value-type="float" office:value="-33.8094926881922">
            <text:p>-33.8094926882</text:p>
          </table:table-cell>
          <table:table-cell office:value-type="float" office:value="-27.8080767468846">
            <text:p>-27.808076746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7056">
            <text:p>7056</text:p>
          </table:table-cell>
          <table:table-cell office:value-type="float" office:value="9890">
            <text:p>9890</text:p>
          </table:table-cell>
          <table:table-cell office:value-type="float" office:value="16568">
            <text:p>16568</text:p>
          </table:table-cell>
          <table:table-cell office:value-type="float" office:value="-69">
            <text:p>-69</text:p>
          </table:table-cell>
          <table:table-cell office:value-type="float" office:value="-388.625">
            <text:p>-388.625</text:p>
          </table:table-cell>
          <table:table-cell office:value-type="float" office:value="-517.5">
            <text:p>-517.5</text:p>
          </table:table-cell>
          <table:table-cell office:value-type="float" office:value="-0.00977891156462585">
            <text:p>-0.0097789116</text:p>
          </table:table-cell>
          <table:table-cell office:value-type="float" office:value="-0.0392947421638018">
            <text:p>-0.0392947422</text:p>
          </table:table-cell>
          <table:table-cell office:value-type="float" office:value="-0.0312349106711733">
            <text:p>-0.0312349107</text:p>
          </table:table-cell>
          <table:table-cell office:value-type="float" office:value="0.965961238662132">
            <text:p>0.9659612387</text:p>
          </table:table-cell>
          <table:table-cell office:value-type="float" office:value="0.865494792879664">
            <text:p>0.8654947929</text:p>
          </table:table-cell>
          <table:table-cell office:value-type="float" office:value="0.89259002715438">
            <text:p>0.8925900272</text:p>
          </table:table-cell>
          <table:table-cell office:value-type="float" office:value="0">
            <text:p>0</text:p>
          </table:table-cell>
          <table:table-cell office:value-type="float" office:value="-17.2908037234095">
            <text:p>-17.2908037234</text:p>
          </table:table-cell>
          <table:table-cell office:value-type="float" office:value="-21.8430185601098">
            <text:p>-21.843018560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308">
            <text:p>308</text:p>
          </table:table-cell>
          <table:table-cell office:value-type="float" office:value="6750">
            <text:p>6750</text:p>
          </table:table-cell>
          <table:table-cell office:value-type="float" office:value="9729">
            <text:p>9729</text:p>
          </table:table-cell>
          <table:table-cell office:value-type="float" office:value="15808">
            <text:p>15808</text:p>
          </table:table-cell>
          <table:table-cell office:value-type="float" office:value="-99">
            <text:p>-99</text:p>
          </table:table-cell>
          <table:table-cell office:value-type="float" office:value="-240.875">
            <text:p>-240.875</text:p>
          </table:table-cell>
          <table:table-cell office:value-type="float" office:value="-106.5">
            <text:p>-106.5</text:p>
          </table:table-cell>
          <table:table-cell office:value-type="float" office:value="-0.0146666666666667">
            <text:p>-0.0146666667</text:p>
          </table:table-cell>
          <table:table-cell office:value-type="float" office:value="-0.0247584541062802">
            <text:p>-0.0247584541</text:p>
          </table:table-cell>
          <table:table-cell office:value-type="float" office:value="-0.00673709514170041">
            <text:p>-0.0067370951</text:p>
          </table:table-cell>
          <table:table-cell office:value-type="float" office:value="0.949088284444444">
            <text:p>0.9490882844</text:p>
          </table:table-cell>
          <table:table-cell office:value-type="float" office:value="0.914546853485496">
            <text:p>0.9145468535</text:p>
          </table:table-cell>
          <table:table-cell office:value-type="float" office:value="0.976509128367907">
            <text:p>0.9765091284</text:p>
          </table:table-cell>
          <table:table-cell office:value-type="float" office:value="0">
            <text:p>0</text:p>
          </table:table-cell>
          <table:table-cell office:value-type="float" office:value="-27.6483620022732">
            <text:p>-27.6483620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6500">
            <text:p>6500</text:p>
          </table:table-cell>
          <table:table-cell office:value-type="float" office:value="8736">
            <text:p>8736</text:p>
          </table:table-cell>
          <table:table-cell office:value-type="float" office:value="15132">
            <text:p>15132</text:p>
          </table:table-cell>
          <table:table-cell office:value-type="float" office:value="9.375">
            <text:p>9.375</text:p>
          </table:table-cell>
          <table:table-cell office:value-type="float" office:value="102.375">
            <text:p>102.375</text:p>
          </table:table-cell>
          <table:table-cell office:value-type="float" office:value="364">
            <text:p>364</text:p>
          </table:table-cell>
          <table:table-cell office:value-type="float" office:value="0.00144230769230769">
            <text:p>0.0014423077</text:p>
          </table:table-cell>
          <table:table-cell office:value-type="float" office:value="0.01171875">
            <text:p>0.01171875</text:p>
          </table:table-cell>
          <table:table-cell office:value-type="float" office:value="0.0240549828178694">
            <text:p>0.0240549828</text:p>
          </table:table-cell>
          <table:table-cell office:value-type="float" office:value="1.00505215421598">
            <text:p>1.0050521542</text:p>
          </table:table-cell>
          <table:table-cell office:value-type="float" office:value="1.04128479003906">
            <text:p>1.04128479</text:p>
          </table:table-cell>
          <table:table-cell office:value-type="float" office:value="1.08532657857134">
            <text:p>1.0853265786</text:p>
          </table:table-cell>
          <table:table-cell table:number-columns-repeated="2" office:value-type="float" office:value="0">
            <text:p>0</text:p>
          </table:table-cell>
          <table:table-cell office:value-type="float" office:value="29.1603190876352">
            <text:p>29.160319087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6732">
            <text:p>6732</text:p>
          </table:table-cell>
          <table:table-cell office:value-type="float" office:value="8992">
            <text:p>8992</text:p>
          </table:table-cell>
          <table:table-cell office:value-type="float" office:value="15236">
            <text:p>15236</text:p>
          </table:table-cell>
          <table:table-cell office:value-type="float" office:value="-428.25">
            <text:p>-428.25</text:p>
          </table:table-cell>
          <table:table-cell office:value-type="float" office:value="60">
            <text:p>60</text:p>
          </table:table-cell>
          <table:table-cell office:value-type="float" office:value="305.5">
            <text:p>305.5</text:p>
          </table:table-cell>
          <table:table-cell office:value-type="float" office:value="-0.0636140819964349">
            <text:p>-0.063614082</text:p>
          </table:table-cell>
          <table:table-cell office:value-type="float" office:value="0.00667259786476868">
            <text:p>0.0066725979</text:p>
          </table:table-cell>
          <table:table-cell office:value-type="float" office:value="0.0200511945392491">
            <text:p>0.0200511945</text:p>
          </table:table-cell>
          <table:table-cell office:value-type="float" office:value="0.785282345811846">
            <text:p>0.7852823458</text:p>
          </table:table-cell>
          <table:table-cell office:value-type="float" office:value="1.02344135870873">
            <text:p>1.0234413587</text:p>
          </table:table-cell>
          <table:table-cell office:value-type="float" office:value="1.07096719967618">
            <text:p>1.0709671997</text:p>
          </table:table-cell>
          <table:table-cell office:value-type="float" office:value="-10.5457581172866">
            <text:p>-10.5457581173</text:p>
          </table:table-cell>
          <table:table-cell office:value-type="float" office:value="0">
            <text:p>0</text:p>
          </table:table-cell>
          <table:table-cell office:value-type="float" office:value="34.9142990080322">
            <text:p>34.91429900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5984">
            <text:p>5984</text:p>
          </table:table-cell>
          <table:table-cell office:value-type="float" office:value="8970">
            <text:p>8970</text:p>
          </table:table-cell>
          <table:table-cell office:value-type="float" office:value="14040">
            <text:p>14040</text:p>
          </table:table-cell>
          <table:table-cell office:value-type="float" office:value="-337.75">
            <text:p>-337.75</text:p>
          </table:table-cell>
          <table:table-cell office:value-type="float" office:value="-17.25">
            <text:p>-17.25</text:p>
          </table:table-cell>
          <table:table-cell office:value-type="float" office:value="91">
            <text:p>91</text:p>
          </table:table-cell>
          <table:table-cell office:value-type="float" office:value="-0.056442179144385">
            <text:p>-0.0564421791</text:p>
          </table:table-cell>
          <table:table-cell office:value-type="float" office:value="-0.00192307692307692">
            <text:p>-0.0019230769</text:p>
          </table:table-cell>
          <table:table-cell office:value-type="float" office:value="0.00648148148148148">
            <text:p>0.0064814815</text:p>
          </table:table-cell>
          <table:table-cell office:value-type="float" office:value="0.808696383384323">
            <text:p>0.8086963834</text:p>
          </table:table-cell>
          <table:table-cell office:value-type="float" office:value="0.993276479289941">
            <text:p>0.9932764793</text:p>
          </table:table-cell>
          <table:table-cell office:value-type="float" office:value="1.02276752400549">
            <text:p>1.022767524</text:p>
          </table:table-cell>
          <table:table-cell office:value-type="float" office:value="-11.9307301953622">
            <text:p>-11.93073019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5632">
            <text:p>5632</text:p>
          </table:table-cell>
          <table:table-cell office:value-type="float" office:value="8602">
            <text:p>8602</text:p>
          </table:table-cell>
          <table:table-cell office:value-type="float" office:value="13520">
            <text:p>13520</text:p>
          </table:table-cell>
          <table:table-cell office:value-type="float" office:value="-142.875">
            <text:p>-142.875</text:p>
          </table:table-cell>
          <table:table-cell office:value-type="float" office:value="57.5">
            <text:p>57.5</text:p>
          </table:table-cell>
          <table:table-cell office:value-type="float" office:value="19.5">
            <text:p>19.5</text:p>
          </table:table-cell>
          <table:table-cell office:value-type="float" office:value="-0.0253684303977273">
            <text:p>-0.0253684304</text:p>
          </table:table-cell>
          <table:table-cell office:value-type="float" office:value="0.00668449197860963">
            <text:p>0.006684492</text:p>
          </table:table-cell>
          <table:table-cell office:value-type="float" office:value="0.00144230769230769">
            <text:p>0.0014423077</text:p>
          </table:table-cell>
          <table:table-cell office:value-type="float" office:value="0.912471865839209">
            <text:p>0.9124718658</text:p>
          </table:table-cell>
          <table:table-cell office:value-type="float" office:value="1.02348329949384">
            <text:p>1.0234832995</text:p>
          </table:table-cell>
          <table:table-cell office:value-type="float" office:value="1.00505215421598">
            <text:p>1.0050521542</text:p>
          </table:table-cell>
          <table:table-cell office:value-type="float" office:value="-26.9751612249572">
            <text:p>-26.9751612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6336">
            <text:p>6336</text:p>
          </table:table-cell>
          <table:table-cell office:value-type="float" office:value="9225">
            <text:p>9225</text:p>
          </table:table-cell>
          <table:table-cell office:value-type="float" office:value="14612">
            <text:p>14612</text:p>
          </table:table-cell>
          <table:table-cell office:value-type="float" office:value="66">
            <text:p>66</text:p>
          </table:table-cell>
          <table:table-cell office:value-type="float" office:value="56.25">
            <text:p>56.25</text:p>
          </table:table-cell>
          <table:table-cell office:value-type="float" office:value="97.5">
            <text:p>97.5</text:p>
          </table:table-cell>
          <table:table-cell office:value-type="float" office:value="0.0104166666666667">
            <text:p>0.0104166667</text:p>
          </table:table-cell>
          <table:table-cell office:value-type="float" office:value="0.00609756097560976">
            <text:p>0.006097561</text:p>
          </table:table-cell>
          <table:table-cell office:value-type="float" office:value="0.00667259786476868">
            <text:p>0.0066725979</text:p>
          </table:table-cell>
          <table:table-cell office:value-type="float" office:value="1.03667100694444">
            <text:p>1.0366710069</text:p>
          </table:table-cell>
          <table:table-cell office:value-type="float" office:value="1.02141433670434">
            <text:p>1.0214143367</text:p>
          </table:table-cell>
          <table:table-cell office:value-type="float" office:value="1.02344135870873">
            <text:p>1.0234413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4">
            <text:p>294</text:p>
          </table:table-cell>
          <table:table-cell office:value-type="float" office:value="6864">
            <text:p>6864</text:p>
          </table:table-cell>
          <table:table-cell office:value-type="float" office:value="9420">
            <text:p>9420</text:p>
          </table:table-cell>
          <table:table-cell office:value-type="float" office:value="16328">
            <text:p>16328</text:p>
          </table:table-cell>
          <table:table-cell office:value-type="float" office:value="-35.75">
            <text:p>-35.75</text:p>
          </table:table-cell>
          <table:table-cell office:value-type="float" office:value="-78.75">
            <text:p>-78.75</text:p>
          </table:table-cell>
          <table:table-cell office:value-type="float" office:value="-136.5">
            <text:p>-136.5</text:p>
          </table:table-cell>
          <table:table-cell office:value-type="float" office:value="-0.00520833333333333">
            <text:p>-0.0052083333</text:p>
          </table:table-cell>
          <table:table-cell table:number-columns-repeated="2" office:value-type="float" office:value="-0.00835987261146497">
            <text:p>-0.0083598726</text:p>
          </table:table-cell>
          <table:table-cell office:value-type="float" office:value="0.981824001736111">
            <text:p>0.9818240017</text:p>
          </table:table-cell>
          <table:table-cell table:number-columns-repeated="2" office:value-type="float" office:value="0.970877425301229">
            <text:p>0.97087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304">
            <text:p>304</text:p>
          </table:table-cell>
          <table:table-cell office:value-type="float" office:value="6688">
            <text:p>6688</text:p>
          </table:table-cell>
          <table:table-cell office:value-type="float" office:value="8970">
            <text:p>8970</text:p>
          </table:table-cell>
          <table:table-cell office:value-type="float" office:value="16016">
            <text:p>16016</text:p>
          </table:table-cell>
          <table:table-cell office:value-type="float" office:value="24.75">
            <text:p>24.75</text:p>
          </table:table-cell>
          <table:table-cell office:value-type="float" office:value="-17.25">
            <text:p>-17.25</text:p>
          </table:table-cell>
          <table:table-cell office:value-type="float" office:value="-91">
            <text:p>-91</text:p>
          </table:table-cell>
          <table:table-cell office:value-type="float" office:value="0.00370065789473684">
            <text:p>0.0037006579</text:p>
          </table:table-cell>
          <table:table-cell office:value-type="float" office:value="-0.00192307692307692">
            <text:p>-0.0019230769</text:p>
          </table:table-cell>
          <table:table-cell office:value-type="float" office:value="-0.00568181818181818">
            <text:p>-0.0056818182</text:p>
          </table:table-cell>
          <table:table-cell office:value-type="float" office:value="1.01297914457453">
            <text:p>1.0129791446</text:p>
          </table:table-cell>
          <table:table-cell office:value-type="float" office:value="0.993276479289941">
            <text:p>0.9932764793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6400">
            <text:p>6400</text:p>
          </table:table-cell>
          <table:table-cell office:value-type="float" office:value="8883">
            <text:p>8883</text:p>
          </table:table-cell>
          <table:table-cell office:value-type="float" office:value="15964">
            <text:p>15964</text:p>
          </table:table-cell>
          <table:table-cell office:value-type="float" office:value="40.625">
            <text:p>40.625</text:p>
          </table:table-cell>
          <table:table-cell office:value-type="float" office:value="70.875">
            <text:p>70.875</text:p>
          </table:table-cell>
          <table:table-cell office:value-type="float" office:value="182">
            <text:p>182</text:p>
          </table:table-cell>
          <table:table-cell office:value-type="float" office:value="0.00634765625">
            <text:p>0.0063476563</text:p>
          </table:table-cell>
          <table:table-cell office:value-type="float" office:value="0.00797872340425532">
            <text:p>0.0079787234</text:p>
          </table:table-cell>
          <table:table-cell office:value-type="float" office:value="0.011400651465798">
            <text:p>0.0114006515</text:p>
          </table:table-cell>
          <table:table-cell office:value-type="float" office:value="1.02229577064514">
            <text:p>1.0222957706</text:p>
          </table:table-cell>
          <table:table-cell office:value-type="float" office:value="1.02805030556813">
            <text:p>1.0280503056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612">
            <text:p>61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7161">
            <text:p>7161</text:p>
          </table:table-cell>
          <table:table-cell office:value-type="float" office:value="9216">
            <text:p>9216</text:p>
          </table:table-cell>
          <table:table-cell office:value-type="float" office:value="15912">
            <text:p>15912</text:p>
          </table:table-cell>
          <table:table-cell office:value-type="float" office:value="46.125">
            <text:p>46.125</text:p>
          </table:table-cell>
          <table:table-cell office:value-type="float" office:value="96">
            <text:p>96</text:p>
          </table:table-cell>
          <table:table-cell office:value-type="float" office:value="201.5">
            <text:p>201.5</text:p>
          </table:table-cell>
          <table:table-cell office:value-type="float" office:value="0.00644113950565563">
            <text:p>0.0064411395</text:p>
          </table:table-cell>
          <table:table-cell office:value-type="float" office:value="0.0104166666666667">
            <text:p>0.0104166667</text:p>
          </table:table-cell>
          <table:table-cell office:value-type="float" office:value="0.0126633986928105">
            <text:p>0.0126633987</text:p>
          </table:table-cell>
          <table:table-cell office:value-type="float" office:value="1.02262530529493">
            <text:p>1.0226253053</text:p>
          </table:table-cell>
          <table:table-cell office:value-type="float" office:value="1.03667100694444">
            <text:p>1.0366710069</text:p>
          </table:table-cell>
          <table:table-cell office:value-type="float" office:value="1.04463620429108">
            <text:p>1.04463620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6446">
            <text:p>6446</text:p>
          </table:table-cell>
          <table:table-cell office:value-type="float" office:value="9390">
            <text:p>9390</text:p>
          </table:table-cell>
          <table:table-cell office:value-type="float" office:value="14144">
            <text:p>14144</text:p>
          </table:table-cell>
          <table:table-cell office:value-type="float" office:value="-76">
            <text:p>-76</text:p>
          </table:table-cell>
          <table:table-cell office:value-type="float" office:value="1.875">
            <text:p>1.875</text:p>
          </table:table-cell>
          <table:table-cell office:value-type="float" office:value="-65">
            <text:p>-65</text:p>
          </table:table-cell>
          <table:table-cell office:value-type="float" office:value="-0.0117902575240459">
            <text:p>-0.0117902575</text:p>
          </table:table-cell>
          <table:table-cell office:value-type="float" office:value="0.000199680511182109">
            <text:p>0.0001996805</text:p>
          </table:table-cell>
          <table:table-cell office:value-type="float" office:value="-0.00459558823529412">
            <text:p>-0.0045955882</text:p>
          </table:table-cell>
          <table:table-cell office:value-type="float" office:value="0.959006558603907">
            <text:p>0.9590065586</text:p>
          </table:table-cell>
          <table:table-cell office:value-type="float" office:value="1.00069895993886">
            <text:p>1.0006989599</text:p>
          </table:table-cell>
          <table:table-cell office:value-type="float" office:value="0.983956835261678">
            <text:p>0.9839568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260">
            <text:p>260</text:p>
          </table:table-cell>
          <table:table-cell office:value-type="float" office:value="6144">
            <text:p>6144</text:p>
          </table:table-cell>
          <table:table-cell office:value-type="float" office:value="9285">
            <text:p>9285</text:p>
          </table:table-cell>
          <table:table-cell office:value-type="float" office:value="13312">
            <text:p>13312</text:p>
          </table:table-cell>
          <table:table-cell office:value-type="float" office:value="39">
            <text:p>39</text:p>
          </table:table-cell>
          <table:table-cell office:value-type="float" office:value="43.125">
            <text:p>43.125</text:p>
          </table:table-cell>
          <table:table-cell office:value-type="float" office:value="84.5">
            <text:p>84.5</text:p>
          </table:table-cell>
          <table:table-cell office:value-type="float" office:value="0.00634765625">
            <text:p>0.0063476563</text:p>
          </table:table-cell>
          <table:table-cell office:value-type="float" office:value="0.00464458804523425">
            <text:p>0.004644588</text:p>
          </table:table-cell>
          <table:table-cell office:value-type="float" office:value="0.00634765625">
            <text:p>0.0063476563</text:p>
          </table:table-cell>
          <table:table-cell office:value-type="float" office:value="1.02229577064514">
            <text:p>1.0222957706</text:p>
          </table:table-cell>
          <table:table-cell office:value-type="float" office:value="1.01629833966662">
            <text:p>1.0162983397</text:p>
          </table:table-cell>
          <table:table-cell office:value-type="float" office:value="1.02229577064514">
            <text:p>1.0222957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281">
            <text:p>281</text:p>
          </table:table-cell>
          <table:table-cell office:value-type="float" office:value="6512">
            <text:p>6512</text:p>
          </table:table-cell>
          <table:table-cell office:value-type="float" office:value="9585">
            <text:p>9585</text:p>
          </table:table-cell>
          <table:table-cell office:value-type="float" office:value="14976">
            <text:p>14976</text:p>
          </table:table-cell>
          <table:table-cell office:value-type="float" office:value="148.125">
            <text:p>148.125</text:p>
          </table:table-cell>
          <table:table-cell office:value-type="float" office:value="105">
            <text:p>105</text:p>
          </table:table-cell>
          <table:table-cell office:value-type="float" office:value="156">
            <text:p>156</text:p>
          </table:table-cell>
          <table:table-cell office:value-type="float" office:value="0.0227464680589681">
            <text:p>0.0227464681</text:p>
          </table:table-cell>
          <table:table-cell office:value-type="float" office:value="0.0109546165884194">
            <text:p>0.0109546166</text:p>
          </table:table-cell>
          <table:table-cell office:value-type="float" office:value="0.0104166666666667">
            <text:p>0.0104166667</text:p>
          </table:table-cell>
          <table:table-cell office:value-type="float" office:value="1.08062674575234">
            <text:p>1.0806267458</text:p>
          </table:table-cell>
          <table:table-cell office:value-type="float" office:value="1.03857636516368">
            <text:p>1.0385763652</text:p>
          </table:table-cell>
          <table:table-cell office:value-type="float" office:value="1.03667100694444">
            <text:p>1.0366710069</text:p>
          </table:table-cell>
          <table:table-cell office:value-type="float" office:value="30.8180132681968">
            <text:p>30.81801326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314">
            <text:p>314</text:p>
          </table:table-cell>
          <table:table-cell office:value-type="float" office:value="6583">
            <text:p>6583</text:p>
          </table:table-cell>
          <table:table-cell office:value-type="float" office:value="9765">
            <text:p>9765</text:p>
          </table:table-cell>
          <table:table-cell office:value-type="float" office:value="16224">
            <text:p>16224</text:p>
          </table:table-cell>
          <table:table-cell office:value-type="float" office:value="64.625">
            <text:p>64.625</text:p>
          </table:table-cell>
          <table:table-cell office:value-type="float" office:value="-67">
            <text:p>-67</text:p>
          </table:table-cell>
          <table:table-cell office:value-type="float" office:value="-84.5">
            <text:p>-84.5</text:p>
          </table:table-cell>
          <table:table-cell office:value-type="float" office:value="0.00981695275710162">
            <text:p>0.0098169528</text:p>
          </table:table-cell>
          <table:table-cell office:value-type="float" office:value="-0.00686123911930364">
            <text:p>-0.0068612391</text:p>
          </table:table-cell>
          <table:table-cell office:value-type="float" office:value="-0.00520833333333333">
            <text:p>-0.0052083333</text:p>
          </table:table-cell>
          <table:table-cell office:value-type="float" office:value="1.03454822487027">
            <text:p>1.0345482249</text:p>
          </table:table-cell>
          <table:table-cell office:value-type="float" office:value="0.976077933222852">
            <text:p>0.9760779332</text:p>
          </table:table-cell>
          <table:table-cell office:value-type="float" office:value="0.981824001736111">
            <text:p>0.98182400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6256">
            <text:p>6256</text:p>
          </table:table-cell>
          <table:table-cell office:value-type="float" office:value="9174">
            <text:p>9174</text:p>
          </table:table-cell>
          <table:table-cell office:value-type="float" office:value="15808">
            <text:p>15808</text:p>
          </table:table-cell>
          <table:table-cell office:value-type="float" office:value="145.875">
            <text:p>145.875</text:p>
          </table:table-cell>
          <table:table-cell office:value-type="float" office:value="-162.125">
            <text:p>-162.125</text:p>
          </table:table-cell>
          <table:table-cell office:value-type="float" office:value="58.5">
            <text:p>58.5</text:p>
          </table:table-cell>
          <table:table-cell office:value-type="float" office:value="0.0233176150895141">
            <text:p>0.0233176151</text:p>
          </table:table-cell>
          <table:table-cell office:value-type="float" office:value="-0.0176722258556791">
            <text:p>-0.0176722259</text:p>
          </table:table-cell>
          <table:table-cell office:value-type="float" office:value="0.00370065789473684">
            <text:p>0.0037006579</text:p>
          </table:table-cell>
          <table:table-cell office:value-type="float" office:value="1.08267732671329">
            <text:p>1.0826773267</text:p>
          </table:table-cell>
          <table:table-cell office:value-type="float" office:value="0.938759332335844">
            <text:p>0.9387593323</text:p>
          </table:table-cell>
          <table:table-cell office:value-type="float" office:value="1.01297914457453">
            <text:p>1.0129791446</text:p>
          </table:table-cell>
          <table:table-cell office:value-type="float" office:value="30.0715747427265">
            <text:p>30.07157474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307">
            <text:p>307</text:p>
          </table:table-cell>
          <table:table-cell office:value-type="float" office:value="7025">
            <text:p>7025</text:p>
          </table:table-cell>
          <table:table-cell office:value-type="float" office:value="9571">
            <text:p>9571</text:p>
          </table:table-cell>
          <table:table-cell office:value-type="float" office:value="16692">
            <text:p>16692</text:p>
          </table:table-cell>
          <table:table-cell office:value-type="float" office:value="44.75">
            <text:p>44.75</text:p>
          </table:table-cell>
          <table:table-cell office:value-type="float" office:value="498.5">
            <text:p>498.5</text:p>
          </table:table-cell>
          <table:table-cell office:value-type="float" office:value="260">
            <text:p>260</text:p>
          </table:table-cell>
          <table:table-cell office:value-type="float" office:value="0.00637010676156584">
            <text:p>0.0063701068</text:p>
          </table:table-cell>
          <table:table-cell office:value-type="float" office:value="0.0520844216905235">
            <text:p>0.0520844217</text:p>
          </table:table-cell>
          <table:table-cell office:value-type="float" office:value="0.0155763239875389">
            <text:p>0.015576324</text:p>
          </table:table-cell>
          <table:table-cell office:value-type="float" office:value="1.02237490705538">
            <text:p>1.0223749071</text:p>
          </table:table-cell>
          <table:table-cell office:value-type="float" office:value="1.18761253840319">
            <text:p>1.1876125384</text:p>
          </table:table-cell>
          <table:table-cell office:value-type="float" office:value="1.05499267281956">
            <text:p>1.0549926728</text:p>
          </table:table-cell>
          <table:table-cell office:value-type="float" office:value="0">
            <text:p>0</text:p>
          </table:table-cell>
          <table:table-cell office:value-type="float" office:value="13.6517887056112">
            <text:p>13.6517887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6">
            <text:p>306</text:p>
          </table:table-cell>
          <table:table-cell office:value-type="float" office:value="7400">
            <text:p>7400</text:p>
          </table:table-cell>
          <table:table-cell office:value-type="float" office:value="9930">
            <text:p>9930</text:p>
          </table:table-cell>
          <table:table-cell office:value-type="float" office:value="17212">
            <text:p>17212</text:p>
          </table:table-cell>
          <table:table-cell office:value-type="float" office:value="246.25">
            <text:p>246.25</text:p>
          </table:table-cell>
          <table:table-cell office:value-type="float" office:value="23.5">
            <text:p>23.5</text:p>
          </table:table-cell>
          <table:table-cell office:value-type="float" office:value="40.75">
            <text:p>40.75</text:p>
          </table:table-cell>
          <table:table-cell office:value-type="float" office:value="0.033277027027027">
            <text:p>0.033277027</text:p>
          </table:table-cell>
          <table:table-cell office:value-type="float" office:value="0.00236656596173213">
            <text:p>0.002366566</text:p>
          </table:table-cell>
          <table:table-cell office:value-type="float" office:value="0.00236753427841041">
            <text:p>0.0023675343</text:p>
          </table:table-cell>
          <table:table-cell office:value-type="float" office:value="1.118640021229">
            <text:p>1.1186400212</text:p>
          </table:table-cell>
          <table:table-cell office:value-type="float" office:value="1.00829395810959">
            <text:p>1.0082939581</text:p>
          </table:table-cell>
          <table:table-cell office:value-type="float" office:value="1.00829735620281">
            <text:p>1.0082973562</text:p>
          </table:table-cell>
          <table:table-cell office:value-type="float" office:value="21.1742833100308">
            <text:p>21.17428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6663">
            <text:p>6663</text:p>
          </table:table-cell>
          <table:table-cell office:value-type="float" office:value="9217">
            <text:p>9217</text:p>
          </table:table-cell>
          <table:table-cell office:value-type="float" office:value="15761">
            <text:p>15761</text:p>
          </table:table-cell>
          <table:table-cell office:value-type="float" office:value="173">
            <text:p>173</text:p>
          </table:table-cell>
          <table:table-cell office:value-type="float" office:value="538">
            <text:p>538</text:p>
          </table:table-cell>
          <table:table-cell office:value-type="float" office:value="1193">
            <text:p>1193</text:p>
          </table:table-cell>
          <table:table-cell office:value-type="float" office:value="0.0259642803541948">
            <text:p>0.0259642804</text:p>
          </table:table-cell>
          <table:table-cell office:value-type="float" office:value="0.058370402517088">
            <text:p>0.0583704025</text:p>
          </table:table-cell>
          <table:table-cell office:value-type="float" office:value="0.0756931666772413">
            <text:p>0.0756931667</text:p>
          </table:table-cell>
          <table:table-cell office:value-type="float" office:value="1.09219630319413">
            <text:p>1.0921963032</text:p>
          </table:table-cell>
          <table:table-cell office:value-type="float" office:value="1.21097433243422">
            <text:p>1.2109743324</text:p>
          </table:table-cell>
          <table:table-cell office:value-type="float" office:value="1.27615581611434">
            <text:p>1.2761558161</text:p>
          </table:table-cell>
          <table:table-cell office:value-type="float" office:value="27.041276019612">
            <text:p>27.0412760196</text:p>
          </table:table-cell>
          <table:table-cell office:value-type="float" office:value="12.2182737747309">
            <text:p>12.2182737747</text:p>
          </table:table-cell>
          <table:table-cell office:value-type="float" office:value="9.49968766818962">
            <text:p>9.499687668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6505">
            <text:p>6505</text:p>
          </table:table-cell>
          <table:table-cell office:value-type="float" office:value="8998">
            <text:p>8998</text:p>
          </table:table-cell>
          <table:table-cell office:value-type="float" office:value="15387">
            <text:p>15387</text:p>
          </table:table-cell>
          <table:table-cell office:value-type="float" office:value="315">
            <text:p>315</text:p>
          </table:table-cell>
          <table:table-cell office:value-type="float" office:value="723">
            <text:p>723</text:p>
          </table:table-cell>
          <table:table-cell office:value-type="float" office:value="1330.75">
            <text:p>1330.75</text:p>
          </table:table-cell>
          <table:table-cell office:value-type="float" office:value="0.048424289008455">
            <text:p>0.048424289</text:p>
          </table:table-cell>
          <table:table-cell office:value-type="float" office:value="0.0803511891531451">
            <text:p>0.0803511892</text:p>
          </table:table-cell>
          <table:table-cell office:value-type="float" office:value="0.0864853447715604">
            <text:p>0.0864853448</text:p>
          </table:table-cell>
          <table:table-cell office:value-type="float" office:value="1.1740810385909">
            <text:p>1.1740810386</text:p>
          </table:table-cell>
          <table:table-cell office:value-type="float" office:value="1.29388353668872">
            <text:p>1.2938835367</text:p>
          </table:table-cell>
          <table:table-cell office:value-type="float" office:value="1.31735894782656">
            <text:p>1.3173589478</text:p>
          </table:table-cell>
          <table:table-cell office:value-type="float" office:value="14.6578816046716">
            <text:p>14.6578816047</text:p>
          </table:table-cell>
          <table:table-cell office:value-type="float" office:value="8.96858053094934">
            <text:p>8.9685805309</text:p>
          </table:table-cell>
          <table:table-cell office:value-type="float" office:value="8.35640295025632">
            <text:p>8.356402950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7104">
            <text:p>7104</text:p>
          </table:table-cell>
          <table:table-cell office:value-type="float" office:value="10897">
            <text:p>10897</text:p>
          </table:table-cell>
          <table:table-cell office:value-type="float" office:value="18825">
            <text:p>18825</text:p>
          </table:table-cell>
          <table:table-cell office:value-type="float" office:value="-106.714285714286">
            <text:p>-106.7142857143</text:p>
          </table:table-cell>
          <table:table-cell office:value-type="float" office:value="571">
            <text:p>571</text:p>
          </table:table-cell>
          <table:table-cell office:value-type="float" office:value="1201.28571428571">
            <text:p>1201.2857142857</text:p>
          </table:table-cell>
          <table:table-cell office:value-type="float" office:value="-0.0150217181467181">
            <text:p>-0.0150217181</text:p>
          </table:table-cell>
          <table:table-cell office:value-type="float" office:value="0.0523997430485455">
            <text:p>0.052399743</text:p>
          </table:table-cell>
          <table:table-cell office:value-type="float" office:value="0.0638133181559476">
            <text:p>0.0638133182</text:p>
          </table:table-cell>
          <table:table-cell office:value-type="float" office:value="0.947866264438002">
            <text:p>0.9478662644</text:p>
          </table:table-cell>
          <table:table-cell office:value-type="float" office:value="1.18878073749015">
            <text:p>1.1887807375</text:p>
          </table:table-cell>
          <table:table-cell office:value-type="float" office:value="1.231328007111">
            <text:p>1.2313280071</text:p>
          </table:table-cell>
          <table:table-cell office:value-type="float" office:value="0">
            <text:p>0</text:p>
          </table:table-cell>
          <table:table-cell office:value-type="float" office:value="13.5716881197132">
            <text:p>13.5716881197</text:p>
          </table:table-cell>
          <table:table-cell office:value-type="float" office:value="11.2051090706234">
            <text:p>11.205109070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4">
            <text:p>4</text:p>
          </table:table-cell>
          <table:table-cell office:value-type="float" office:value="312">
            <text:p>312</text:p>
          </table:table-cell>
          <table:table-cell table:number-columns-repeated="2" office:value-type="float" office:value="626">
            <text:p>626</text:p>
          </table:table-cell>
          <table:table-cell office:value-type="float" office:value="7062">
            <text:p>7062</text:p>
          </table:table-cell>
          <table:table-cell office:value-type="float" office:value="12697">
            <text:p>12697</text:p>
          </table:table-cell>
          <table:table-cell office:value-type="float" office:value="23643">
            <text:p>23643</text:p>
          </table:table-cell>
          <table:table-cell office:value-type="float" office:value="-164.5">
            <text:p>-164.5</text:p>
          </table:table-cell>
          <table:table-cell office:value-type="float" office:value="529.5">
            <text:p>529.5</text:p>
          </table:table-cell>
          <table:table-cell office:value-type="float" office:value="1103.66666666667">
            <text:p>1103.6666666667</text:p>
          </table:table-cell>
          <table:table-cell office:value-type="float" office:value="-0.0232936845086378">
            <text:p>-0.0232936845</text:p>
          </table:table-cell>
          <table:table-cell office:value-type="float" office:value="0.0417027644325431">
            <text:p>0.0417027644</text:p>
          </table:table-cell>
          <table:table-cell office:value-type="float" office:value="0.0466804833002016">
            <text:p>0.0466804833</text:p>
          </table:table-cell>
          <table:table-cell office:value-type="float" office:value="0.919535591866224">
            <text:p>0.9195355919</text:p>
          </table:table-cell>
          <table:table-cell office:value-type="float" office:value="1.14936835181408">
            <text:p>1.1493683518</text:p>
          </table:table-cell>
          <table:table-cell office:value-type="float" office:value="1.16765266389214">
            <text:p>1.1676526639</text:p>
          </table:table-cell>
          <table:table-cell office:value-type="float" office:value="-29.4089366742294">
            <text:p>-29.4089366742</text:p>
          </table:table-cell>
          <table:table-cell office:value-type="float" office:value="16.9653463587134">
            <text:p>16.9653463587</text:p>
          </table:table-cell>
          <table:table-cell office:value-type="float" office:value="15.1926959395812">
            <text:p>15.1926959396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6825">
            <text:p>6825</text:p>
          </table:table-cell>
          <table:table-cell office:value-type="float" office:value="12363">
            <text:p>12363</text:p>
          </table:table-cell>
          <table:table-cell office:value-type="float" office:value="22848">
            <text:p>22848</text:p>
          </table:table-cell>
          <table:table-cell office:value-type="float" office:value="-15">
            <text:p>-15</text:p>
          </table:table-cell>
          <table:table-cell office:value-type="float" office:value="814.8">
            <text:p>814.8</text:p>
          </table:table-cell>
          <table:table-cell office:value-type="float" office:value="1505.6">
            <text:p>1505.6</text:p>
          </table:table-cell>
          <table:table-cell office:value-type="float" office:value="-0.0021978021978022">
            <text:p>-0.0021978022</text:p>
          </table:table-cell>
          <table:table-cell office:value-type="float" office:value="0.0659063334142199">
            <text:p>0.0659063334</text:p>
          </table:table-cell>
          <table:table-cell office:value-type="float" office:value="0.0658963585434174">
            <text:p>0.0658963585</text:p>
          </table:table-cell>
          <table:table-cell office:value-type="float" office:value="0.992317159763314">
            <text:p>0.9923171598</text:p>
          </table:table-cell>
          <table:table-cell office:value-type="float" office:value="1.23918571072662">
            <text:p>1.2391857107</text:p>
          </table:table-cell>
          <table:table-cell office:value-type="float" office:value="1.23914822183775">
            <text:p>1.2391482218</text:p>
          </table:table-cell>
          <table:table-cell office:value-type="float" office:value="0">
            <text:p>0</text:p>
          </table:table-cell>
          <table:table-cell office:value-type="float" office:value="10.8600429959433">
            <text:p>10.8600429959</text:p>
          </table:table-cell>
          <table:table-cell office:value-type="float" office:value="10.8616355404499">
            <text:p>10.861635540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5">
            <text:p>5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6690">
            <text:p>6690</text:p>
          </table:table-cell>
          <table:table-cell office:value-type="float" office:value="13022">
            <text:p>13022</text:p>
          </table:table-cell>
          <table:table-cell office:value-type="float" office:value="24426">
            <text:p>24426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5">
            <text:p>5</text:p>
          </table:table-cell>
          <table:table-cell office:value-type="float" office:value="331">
            <text:p>331</text:p>
          </table:table-cell>
          <table:table-cell table:number-columns-repeated="2" office:value-type="float" office:value="651">
            <text:p>651</text:p>
          </table:table-cell>
          <table:table-cell office:value-type="float" office:value="6558">
            <text:p>6558</text:p>
          </table:table-cell>
          <table:table-cell office:value-type="float" office:value="13802">
            <text:p>13802</text:p>
          </table:table-cell>
          <table:table-cell office:value-type="float" office:value="26113">
            <text:p>26113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5">
            <text:p>5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15">
            <text:p>615</text:p>
          </table:table-cell>
          <table:table-cell office:value-type="float" office:value="6428">
            <text:p>6428</text:p>
          </table:table-cell>
          <table:table-cell office:value-type="float" office:value="14623">
            <text:p>14623</text:p>
          </table:table-cell>
          <table:table-cell office:value-type="float" office:value="27917">
            <text:p>27917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6.75">
            <text:p>96.75</text:p>
          </table:table-cell>
          <table:table-cell office:value-type="float" office:value="3786.25">
            <text:p>3786.25</text:p>
          </table:table-cell>
          <table:table-cell office:value-type="float" office:value="18920">
            <text:p>18920</text:p>
          </table:table-cell>
          <table:table-cell office:value-type="float" office:value="9.22">
            <text:p>9.2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81">
            <text:p>281</text:p>
          </table:table-cell>
          <table:table-cell office:value-type="float" office:value="605">
            <text:p>605</text:p>
          </table:table-cell>
          <table:table-cell office:value-type="float" office:value="6301">
            <text:p>6301</text:p>
          </table:table-cell>
          <table:table-cell office:value-type="float" office:value="15183">
            <text:p>15183</text:p>
          </table:table-cell>
          <table:table-cell office:value-type="float" office:value="29845">
            <text:p>29845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96.3333333333333">
            <text:p>96.3333333333</text:p>
          </table:table-cell>
          <table:table-cell office:value-type="float" office:value="3799.33333333333">
            <text:p>3799.3333333333</text:p>
          </table:table-cell>
          <table:table-cell office:value-type="float" office:value="19619.3333333333">
            <text:p>19619.3333333333</text:p>
          </table:table-cell>
          <table:table-cell office:value-type="float" office:value="9.76">
            <text:p>9.7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96">
            <text:p>296</text:p>
          </table:table-cell>
          <table:table-cell office:value-type="float" office:value="622">
            <text:p>622</text:p>
          </table:table-cell>
          <table:table-cell office:value-type="float" office:value="6177">
            <text:p>6177</text:p>
          </table:table-cell>
          <table:table-cell office:value-type="float" office:value="16111">
            <text:p>16111</text:p>
          </table:table-cell>
          <table:table-cell office:value-type="float" office:value="31907">
            <text:p>31907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24">
            <text:p>1.2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1.21">
            <text:p>1.21</text:p>
          </table:table-cell>
          <table:table-cell office:value-type="float" office:value="1.24">
            <text:p>1.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.6">
            <text:p>15.6</text:p>
          </table:table-cell>
          <table:table-cell office:value-type="float" office:value="20.3">
            <text:p>20.3</text:p>
          </table:table-cell>
          <table:table-cell office:value-type="float" office:value="28.1">
            <text:p>28.1</text:p>
          </table:table-cell>
          <table:table-cell office:value-type="float" office:value="15314">
            <text:p>15314</text:p>
          </table:table-cell>
          <table:table-cell office:value-type="float" office:value="15952">
            <text:p>15952</text:p>
          </table:table-cell>
          <table:table-cell office:value-type="float" office:value="16506">
            <text:p>165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7:34.08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1053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78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8267">
                <text:p>18267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846">
                <text:p>11846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124">
                <text:p>11124</text:p>
              </table:table-cell>
              <table:table-cell office:value-type="float" office:value="16082">
                <text:p>16082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846">
                <text:p>11846</text:p>
              </table:table-cell>
              <table:table-cell office:value-type="float" office:value="15392">
                <text:p>15392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226">
                <text:p>11226</text:p>
              </table:table-cell>
              <table:table-cell office:value-type="float" office:value="14512">
                <text:p>14512</text:p>
              </table:table-cell>
              <table:table-cell office:value-type="float" office:value="19990">
                <text:p>1999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84">
                <text:p>10684</text:p>
              </table:table-cell>
              <table:table-cell office:value-type="float" office:value="14242">
                <text:p>14242</text:p>
              </table:table-cell>
              <table:table-cell office:value-type="float" office:value="21430">
                <text:p>21430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082">
                <text:p>11082</text:p>
              </table:table-cell>
              <table:table-cell office:value-type="float" office:value="14244">
                <text:p>14244</text:p>
              </table:table-cell>
              <table:table-cell office:value-type="float" office:value="21663">
                <text:p>2166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14">
                <text:p>11314</text:p>
              </table:table-cell>
              <table:table-cell office:value-type="float" office:value="15143">
                <text:p>15143</text:p>
              </table:table-cell>
              <table:table-cell office:value-type="float" office:value="20667">
                <text:p>2066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226">
                <text:p>11226</text:p>
              </table:table-cell>
              <table:table-cell office:value-type="float" office:value="14725">
                <text:p>14725</text:p>
              </table:table-cell>
              <table:table-cell office:value-type="float" office:value="20208">
                <text:p>2020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128">
                <text:p>11128</text:p>
              </table:table-cell>
              <table:table-cell office:value-type="float" office:value="15402">
                <text:p>15402</text:p>
              </table:table-cell>
              <table:table-cell office:value-type="float" office:value="21430">
                <text:p>21430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5294">
                <text:p>15294</text:p>
              </table:table-cell>
              <table:table-cell office:value-type="float" office:value="21673">
                <text:p>2167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190">
                <text:p>11190</text:p>
              </table:table-cell>
              <table:table-cell office:value-type="float" office:value="14462">
                <text:p>14462</text:p>
              </table:table-cell>
              <table:table-cell office:value-type="float" office:value="20721">
                <text:p>2072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178">
                <text:p>11178</text:p>
              </table:table-cell>
              <table:table-cell office:value-type="float" office:value="14437">
                <text:p>14437</text:p>
              </table:table-cell>
              <table:table-cell office:value-type="float" office:value="20208">
                <text:p>2020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05">
                <text:p>11005</text:p>
              </table:table-cell>
              <table:table-cell office:value-type="float" office:value="14322">
                <text:p>14322</text:p>
              </table:table-cell>
              <table:table-cell office:value-type="float" office:value="20745">
                <text:p>2074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4246">
                <text:p>14246</text:p>
              </table:table-cell>
              <table:table-cell office:value-type="float" office:value="20633">
                <text:p>2063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22">
                <text:p>11322</text:p>
              </table:table-cell>
              <table:table-cell office:value-type="float" office:value="14526">
                <text:p>14526</text:p>
              </table:table-cell>
              <table:table-cell office:value-type="float" office:value="20093">
                <text:p>2009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254">
                <text:p>11254</text:p>
              </table:table-cell>
              <table:table-cell office:value-type="float" office:value="14696">
                <text:p>14696</text:p>
              </table:table-cell>
              <table:table-cell office:value-type="float" office:value="20418">
                <text:p>204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328">
                <text:p>10328</text:p>
              </table:table-cell>
              <table:table-cell office:value-type="float" office:value="13895">
                <text:p>13895</text:p>
              </table:table-cell>
              <table:table-cell office:value-type="float" office:value="20917">
                <text:p>2091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4252">
                <text:p>14252</text:p>
              </table:table-cell>
              <table:table-cell office:value-type="float" office:value="20633">
                <text:p>2063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70">
                <text:p>9870</text:p>
              </table:table-cell>
              <table:table-cell office:value-type="float" office:value="13906">
                <text:p>13906</text:p>
              </table:table-cell>
              <table:table-cell office:value-type="float" office:value="19744">
                <text:p>197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320">
                <text:p>9320</text:p>
              </table:table-cell>
              <table:table-cell office:value-type="float" office:value="14148">
                <text:p>14148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38">
                <text:p>9638</text:p>
              </table:table-cell>
              <table:table-cell office:value-type="float" office:value="13135">
                <text:p>13135</text:p>
              </table:table-cell>
              <table:table-cell office:value-type="float" office:value="18799">
                <text:p>1879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195">
                <text:p>13195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594">
                <text:p>9594</text:p>
              </table:table-cell>
              <table:table-cell office:value-type="float" office:value="13761">
                <text:p>13761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635">
                <text:p>12635</text:p>
              </table:table-cell>
              <table:table-cell office:value-type="float" office:value="19557">
                <text:p>1955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024">
                <text:p>9024</text:p>
              </table:table-cell>
              <table:table-cell office:value-type="float" office:value="12256">
                <text:p>12256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790">
                <text:p>8790</text:p>
              </table:table-cell>
              <table:table-cell office:value-type="float" office:value="12386">
                <text:p>12386</text:p>
              </table:table-cell>
              <table:table-cell office:value-type="float" office:value="17598">
                <text:p>1759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458">
                <text:p>8458</text:p>
              </table:table-cell>
              <table:table-cell office:value-type="float" office:value="12080">
                <text:p>12080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72">
                <text:p>11572</text:p>
              </table:table-cell>
              <table:table-cell office:value-type="float" office:value="16817">
                <text:p>1681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632">
                <text:p>116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74">
                <text:p>12274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82">
                <text:p>8082</text:p>
              </table:table-cell>
              <table:table-cell office:value-type="float" office:value="11784">
                <text:p>11784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78">
                <text:p>8178</text:p>
              </table:table-cell>
              <table:table-cell office:value-type="float" office:value="10956">
                <text:p>10956</text:p>
              </table:table-cell>
              <table:table-cell office:value-type="float" office:value="16483">
                <text:p>164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122">
                <text:p>8122</text:p>
              </table:table-cell>
              <table:table-cell office:value-type="float" office:value="10986">
                <text:p>10986</text:p>
              </table:table-cell>
              <table:table-cell office:value-type="float" office:value="15609">
                <text:p>1560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00">
                <text:p>8000</text:p>
              </table:table-cell>
              <table:table-cell office:value-type="float" office:value="10790">
                <text:p>10790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82">
                <text:p>8082</text:p>
              </table:table-cell>
              <table:table-cell office:value-type="float" office:value="10702">
                <text:p>10702</text:p>
              </table:table-cell>
              <table:table-cell office:value-type="float" office:value="15809">
                <text:p>1580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8040">
                <text:p>8040</text:p>
              </table:table-cell>
              <table:table-cell office:value-type="float" office:value="10770">
                <text:p>10770</text:p>
              </table:table-cell>
              <table:table-cell office:value-type="float" office:value="16547">
                <text:p>1654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923">
                <text:p>10923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2000">
                <text:p>12000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210">
                <text:p>1121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330">
                <text:p>11330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258">
                <text:p>12258</text:p>
              </table:table-cell>
              <table:table-cell office:value-type="float" office:value="17503">
                <text:p>1750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59">
                <text:p>7459</text:p>
              </table:table-cell>
              <table:table-cell office:value-type="float" office:value="11995">
                <text:p>11995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01">
                <text:p>7701</text:p>
              </table:table-cell>
              <table:table-cell office:value-type="float" office:value="11583">
                <text:p>11583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448">
                <text:p>8448</text:p>
              </table:table-cell>
              <table:table-cell office:value-type="float" office:value="11781">
                <text:p>11781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9110">
                <text:p>9110</text:p>
              </table:table-cell>
              <table:table-cell office:value-type="float" office:value="12320">
                <text:p>12320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92">
                <text:p>8492</text:p>
              </table:table-cell>
              <table:table-cell office:value-type="float" office:value="11570">
                <text:p>11570</text:p>
              </table:table-cell>
              <table:table-cell office:value-type="float" office:value="16444">
                <text:p>164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6344">
                <text:p>6344</text:p>
              </table:table-cell>
              <table:table-cell office:value-type="float" office:value="11300">
                <text:p>11300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5850">
                <text:p>5850</text:p>
              </table:table-cell>
              <table:table-cell office:value-type="float" office:value="11306">
                <text:p>11306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6942">
                <text:p>6942</text:p>
              </table:table-cell>
              <table:table-cell office:value-type="float" office:value="11427">
                <text:p>11427</text:p>
              </table:table-cell>
              <table:table-cell office:value-type="float" office:value="16932">
                <text:p>1693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856">
                <text:p>5856</text:p>
              </table:table-cell>
              <table:table-cell office:value-type="float" office:value="10578">
                <text:p>10578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400">
                <text:p>5400</text:p>
              </table:table-cell>
              <table:table-cell office:value-type="float" office:value="9918">
                <text:p>9918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6408">
                <text:p>6408</text:p>
              </table:table-cell>
              <table:table-cell office:value-type="float" office:value="10484">
                <text:p>10484</text:p>
              </table:table-cell>
              <table:table-cell office:value-type="float" office:value="18391">
                <text:p>1839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056">
                <text:p>7056</text:p>
              </table:table-cell>
              <table:table-cell office:value-type="float" office:value="9890">
                <text:p>9890</text:p>
              </table:table-cell>
              <table:table-cell office:value-type="float" office:value="16568">
                <text:p>16568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6750">
                <text:p>6750</text:p>
              </table:table-cell>
              <table:table-cell office:value-type="float" office:value="9729">
                <text:p>9729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6500">
                <text:p>6500</text:p>
              </table:table-cell>
              <table:table-cell office:value-type="float" office:value="8736">
                <text:p>8736</text:p>
              </table:table-cell>
              <table:table-cell office:value-type="float" office:value="15132">
                <text:p>1513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6732">
                <text:p>6732</text:p>
              </table:table-cell>
              <table:table-cell office:value-type="float" office:value="8992">
                <text:p>8992</text:p>
              </table:table-cell>
              <table:table-cell office:value-type="float" office:value="15236">
                <text:p>1523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984">
                <text:p>5984</text:p>
              </table:table-cell>
              <table:table-cell office:value-type="float" office:value="8970">
                <text:p>8970</text:p>
              </table:table-cell>
              <table:table-cell office:value-type="float" office:value="14040">
                <text:p>14040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632">
                <text:p>5632</text:p>
              </table:table-cell>
              <table:table-cell office:value-type="float" office:value="8602">
                <text:p>8602</text:p>
              </table:table-cell>
              <table:table-cell office:value-type="float" office:value="13520">
                <text:p>1352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336">
                <text:p>6336</text:p>
              </table:table-cell>
              <table:table-cell office:value-type="float" office:value="9225">
                <text:p>9225</text:p>
              </table:table-cell>
              <table:table-cell office:value-type="float" office:value="14612">
                <text:p>1461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864">
                <text:p>6864</text:p>
              </table:table-cell>
              <table:table-cell office:value-type="float" office:value="9420">
                <text:p>9420</text:p>
              </table:table-cell>
              <table:table-cell office:value-type="float" office:value="16328">
                <text:p>1632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688">
                <text:p>6688</text:p>
              </table:table-cell>
              <table:table-cell office:value-type="float" office:value="8970">
                <text:p>8970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6400">
                <text:p>6400</text:p>
              </table:table-cell>
              <table:table-cell office:value-type="float" office:value="8883">
                <text:p>8883</text:p>
              </table:table-cell>
              <table:table-cell office:value-type="float" office:value="15964">
                <text:p>1596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7161">
                <text:p>7161</text:p>
              </table:table-cell>
              <table:table-cell office:value-type="float" office:value="9216">
                <text:p>9216</text:p>
              </table:table-cell>
              <table:table-cell office:value-type="float" office:value="15912">
                <text:p>1591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446">
                <text:p>6446</text:p>
              </table:table-cell>
              <table:table-cell office:value-type="float" office:value="9390">
                <text:p>9390</text:p>
              </table:table-cell>
              <table:table-cell office:value-type="float" office:value="14144">
                <text:p>1414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6144">
                <text:p>6144</text:p>
              </table:table-cell>
              <table:table-cell office:value-type="float" office:value="9285">
                <text:p>9285</text:p>
              </table:table-cell>
              <table:table-cell office:value-type="float" office:value="13312">
                <text:p>1331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512">
                <text:p>6512</text:p>
              </table:table-cell>
              <table:table-cell office:value-type="float" office:value="9585">
                <text:p>9585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6583">
                <text:p>6583</text:p>
              </table:table-cell>
              <table:table-cell office:value-type="float" office:value="9765">
                <text:p>9765</text:p>
              </table:table-cell>
              <table:table-cell office:value-type="float" office:value="16224">
                <text:p>1622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6256">
                <text:p>6256</text:p>
              </table:table-cell>
              <table:table-cell office:value-type="float" office:value="9174">
                <text:p>9174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7025">
                <text:p>7025</text:p>
              </table:table-cell>
              <table:table-cell office:value-type="float" office:value="9571">
                <text:p>9571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400">
                <text:p>7400</text:p>
              </table:table-cell>
              <table:table-cell office:value-type="float" office:value="9930">
                <text:p>9930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663">
                <text:p>6663</text:p>
              </table:table-cell>
              <table:table-cell office:value-type="float" office:value="9217">
                <text:p>9217</text:p>
              </table:table-cell>
              <table:table-cell office:value-type="float" office:value="15761">
                <text:p>1576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505">
                <text:p>6505</text:p>
              </table:table-cell>
              <table:table-cell office:value-type="float" office:value="8998">
                <text:p>8998</text:p>
              </table:table-cell>
              <table:table-cell office:value-type="float" office:value="15387">
                <text:p>1538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7104">
                <text:p>7104</text:p>
              </table:table-cell>
              <table:table-cell office:value-type="float" office:value="10897">
                <text:p>10897</text:p>
              </table:table-cell>
              <table:table-cell office:value-type="float" office:value="18825">
                <text:p>188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7062">
                <text:p>7062</text:p>
              </table:table-cell>
              <table:table-cell office:value-type="float" office:value="12697">
                <text:p>12697</text:p>
              </table:table-cell>
              <table:table-cell office:value-type="float" office:value="23643">
                <text:p>2364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6825">
                <text:p>6825</text:p>
              </table:table-cell>
              <table:table-cell office:value-type="float" office:value="12363">
                <text:p>12363</text:p>
              </table:table-cell>
              <table:table-cell office:value-type="float" office:value="22848">
                <text:p>2284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6690">
                <text:p>6690</text:p>
              </table:table-cell>
              <table:table-cell office:value-type="float" office:value="13022">
                <text:p>13022</text:p>
              </table:table-cell>
              <table:table-cell office:value-type="float" office:value="24426">
                <text:p>2442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6558">
                <text:p>6558</text:p>
              </table:table-cell>
              <table:table-cell office:value-type="float" office:value="13802">
                <text:p>13802</text:p>
              </table:table-cell>
              <table:table-cell office:value-type="float" office:value="26113">
                <text:p>2611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6428">
                <text:p>6428</text:p>
              </table:table-cell>
              <table:table-cell office:value-type="float" office:value="14623">
                <text:p>14623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6301">
                <text:p>6301</text:p>
              </table:table-cell>
              <table:table-cell office:value-type="float" office:value="15183">
                <text:p>15183</text:p>
              </table:table-cell>
              <table:table-cell office:value-type="float" office:value="29845">
                <text:p>2984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177">
                <text:p>6177</text:p>
              </table:table-cell>
              <table:table-cell office:value-type="float" office:value="16111">
                <text:p>16111</text:p>
              </table:table-cell>
              <table:table-cell office:value-type="float" office:value="31907">
                <text:p>31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6.25">
                <text:p>3786.2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799.33333333333">
                <text:p>379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0.90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3397728549421">
                <text:p>0.863397728549421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8313786851171">
                <text:p>0.99831378685117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81070545639782">
                <text:p>0.98107054563978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84572620690451">
                <text:p>0.9845726206904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92268400123364">
                <text:p>0.99226840012336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40258585700687">
                <text:p>0.94025858570068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74822418921368">
                <text:p>0.97482241892136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750524108947">
                <text:p>0.9975052410894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92509971562286">
                <text:p>0.992509971562286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1163561336337">
                <text:p>1.0116356133633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136306709773">
                <text:p>0.9713630670977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0015654775942">
                <text:p>0.99001565477594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7135581646567">
                <text:p>0.98713558164656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5066002022405">
                <text:p>0.9250660020224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1733578621025">
                <text:p>1.0173357862102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8132411759588">
                <text:p>0.91813241175958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1867682683096">
                <text:p>0.931867682683096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5127114113202">
                <text:p>0.92512711411320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6694957262099">
                <text:p>0.9266949572620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3075542529086">
                <text:p>0.92307554252908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1143551091423">
                <text:p>0.94114355109142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537976837943">
                <text:p>0.9453797683794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7794301926911">
                <text:p>0.92779430192691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2369687157097">
                <text:p>0.94236968715709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366111660348">
                <text:p>0.9333661116603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5995223507662">
                <text:p>0.96599522350766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5900766482282">
                <text:p>0.97590076648228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0509141809246">
                <text:p>0.9205091418092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9521566283496">
                <text:p>0.9195215662834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8966744323984">
                <text:p>0.9689667443239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3485400153228">
                <text:p>0.9834854001532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4594626972825">
                <text:p>0.94459462697282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0773971769475">
                <text:p>0.95077397176947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2855445221393">
                <text:p>0.98285544522139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8738431414811">
                <text:p>0.90873843141481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242202162805">
                <text:p>1.0224220216280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1073579637624">
                <text:p>0.96107357963762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319388350694">
                <text:p>0.97031938835069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86991950385989">
                <text:p>0.98699195038598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864063891254">
                <text:p>1.0486406389125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86751161218338">
                <text:p>0.98675116121833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42275432257">
                <text:p>1.0594227543225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800286969738">
                <text:p>1.0880028696973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223140495868">
                <text:p>1.0922314049586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43249693311">
                <text:p>1.0594324969331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47844338625174">
                <text:p>0.94784433862517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63756113243">
                <text:p>1.0963756113243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31879742417241">
                <text:p>0.93187974241724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786859654081139">
                <text:p>0.78685965408113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872275026197989">
                <text:p>0.87227502619798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0078759004417">
                <text:p>0.9007875900441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29782230637125">
                <text:p>0.92978223063712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65494792879664">
                <text:p>0.86549479287966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14546853485496">
                <text:p>0.91454685348549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128479003906">
                <text:p>1.0412847900390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2344135870873">
                <text:p>1.0234413587087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93276479289941">
                <text:p>0.99327647928994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2348329949384">
                <text:p>1.023483299493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70877425301229">
                <text:p>0.97087742530122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93276479289941">
                <text:p>0.993276479289941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805030556813">
                <text:p>1.02805030556813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667100694444">
                <text:p>1.0366710069444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0069895993886">
                <text:p>1.0006989599388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629833966662">
                <text:p>1.0162983396666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3857636516368">
                <text:p>1.0385763651636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76077933222852">
                <text:p>0.97607793322285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38759332335844">
                <text:p>0.93875933233584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61253840319">
                <text:p>1.1876125384031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0829395810959">
                <text:p>1.0082939581095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21097433243422">
                <text:p>1.2109743324342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29388353668872">
                <text:p>1.2938835366887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8878073749015">
                <text:p>1.1887807374901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4936835181408">
                <text:p>1.149368351814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23918571072662">
                <text:p>1.2391857107266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9619.3333333333">
                <text:p>19619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